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121.41pt"/>
    </style:style>
    <style:style style:name="co3" style:family="table-column">
      <style:table-column-properties fo:break-before="auto" style:column-width="125.29pt"/>
    </style:style>
    <style:style style:name="co4" style:family="table-column">
      <style:table-column-properties fo:break-before="auto" style:column-width="138.39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39.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21.95pt"/>
    </style:style>
    <style:style style:name="co12" style:family="table-column">
      <style:table-column-properties fo:break-before="auto" style:column-width="159pt"/>
    </style:style>
    <style:style style:name="co13" style:family="table-column">
      <style:table-column-properties fo:break-before="auto" style:column-width="81.04pt"/>
    </style:style>
    <style:style style:name="co14" style:family="table-column">
      <style:table-column-properties fo:break-before="auto" style:column-width="177.56pt"/>
    </style:style>
    <style:style style:name="co15" style:family="table-column">
      <style:table-column-properties fo:break-before="auto" style:column-width="26.19pt"/>
    </style:style>
    <style:style style:name="co16" style:family="table-column">
      <style:table-column-properties fo:break-before="auto" style:column-width="81.81pt"/>
    </style:style>
    <style:style style:name="co17" style:family="table-column">
      <style:table-column-properties fo:break-before="auto" style:column-width="115pt"/>
    </style:style>
    <style:style style:name="co18" style:family="table-column">
      <style:table-column-properties fo:break-before="auto" style:column-width="132.01pt"/>
    </style:style>
    <style:style style:name="co19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100"/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t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ymbol klienta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Oznaczenie producenta</text:p>
          </table:table-cell>
          <table:table-cell office:value-type="string" calcext:value-type="string">
            <text:p>Producent</text:p>
          </table:table-cell>
          <table:table-cell office:value-type="string" calcext:value-type="string">
            <text:p>Ilość</text:p>
          </table:table-cell>
          <table:table-cell office:value-type="string" calcext:value-type="string">
            <text:p>Jednostka</text:p>
          </table:table-cell>
          <table:table-cell office:value-type="string" calcext:value-type="string">
            <text:p>Cena brutto</text:p>
          </table:table-cell>
          <table:table-cell office:value-type="string" calcext:value-type="string">
            <text:p>Wartość brutto</text:p>
          </table:table-cell>
          <table:table-cell office:value-type="string" calcext:value-type="string">
            <text:p>Walut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L21C101JBANNNC</text:p>
          </table:table-cell>
          <table:table-cell office:value-type="string" calcext:value-type="string">
            <text:p>SAMSU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8288" calcext:value-type="float">
            <text:p>0.08288</text:p>
          </table:table-cell>
          <table:table-cell office:value-type="float" office:value="8.288" calcext:value-type="float">
            <text:p>8.288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office:value-type="string" calcext:value-type="string">
            <text:p>DG300-5.0-2P12</text:p>
          </table:table-cell>
          <table:table-cell office:value-type="string" calcext:value-type="string">
            <text:p>DG300-5.0-02P-12-00A(H)</text:p>
          </table:table-cell>
          <table:table-cell office:value-type="string" calcext:value-type="string">
            <text:p>DEGSON ELECTRONIC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t</text:p>
          </table:table-cell>
          <table:table-cell office:value-type="float" office:value="0.7287" calcext:value-type="float">
            <text:p>0.7287</text:p>
          </table:table-cell>
          <table:table-cell office:value-type="float" office:value="7.287" calcext:value-type="float">
            <text:p>7.287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office:value-type="string" calcext:value-type="string">
            <text:p>HP05-1K1%</text:p>
          </table:table-cell>
          <table:table-cell office:value-type="string" calcext:value-type="string">
            <text:p>HP05W3F1001T5E</text:p>
          </table:table-cell>
          <table:table-cell office:value-type="string" calcext:value-type="string">
            <text:p>ROYAL OH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zt</text:p>
          </table:table-cell>
          <table:table-cell office:value-type="float" office:value="0.19454" calcext:value-type="float">
            <text:p>0.19454</text:p>
          </table:table-cell>
          <table:table-cell office:value-type="float" office:value="9.727" calcext:value-type="float">
            <text:p>9.727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CP4922-E/SL</text:p>
          </table:table-cell>
          <table:table-cell office:value-type="string" calcext:value-type="string">
            <text:p>MICROCHIP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t</text:p>
          </table:table-cell>
          <table:table-cell office:value-type="float" office:value="12.3369" calcext:value-type="float">
            <text:p>12.3369</text:p>
          </table:table-cell>
          <table:table-cell office:value-type="float" office:value="37.0107" calcext:value-type="float">
            <text:p>37.0107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CP5116TA</text:p>
          </table:table-cell>
          <table:table-cell office:value-type="string" calcext:value-type="string">
            <text:p>DIODES INCORPORA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t</text:p>
          </table:table-cell>
          <table:table-cell office:value-type="float" office:value="0.50355" calcext:value-type="float">
            <text:p>0.50355</text:p>
          </table:table-cell>
          <table:table-cell office:value-type="float" office:value="5.0355" calcext:value-type="float">
            <text:p>5.0355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C848AE6327</text:p>
          </table:table-cell>
          <table:table-cell office:value-type="string" calcext:value-type="string">
            <text:p>INFINEON TECHNOLOGI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zt</text:p>
          </table:table-cell>
          <table:table-cell office:value-type="float" office:value="0.107" calcext:value-type="float">
            <text:p>0.107</text:p>
          </table:table-cell>
          <table:table-cell office:value-type="float" office:value="2.675" calcext:value-type="float">
            <text:p>2.675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L072CD</text:p>
          </table:table-cell>
          <table:table-cell office:value-type="string" calcext:value-type="string">
            <text:p>TEXAS INSTRUME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t</text:p>
          </table:table-cell>
          <table:table-cell office:value-type="float" office:value="2.4729" calcext:value-type="float">
            <text:p>2.4729</text:p>
          </table:table-cell>
          <table:table-cell office:value-type="float" office:value="24.729" calcext:value-type="float">
            <text:p>24.729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ZD27C3V6P-E3-08</text:p>
          </table:table-cell>
          <table:table-cell office:value-type="string" calcext:value-type="string">
            <text:p>VISH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t</text:p>
          </table:table-cell>
          <table:table-cell office:value-type="float" office:value="0.59272" calcext:value-type="float">
            <text:p>0.59272</text:p>
          </table:table-cell>
          <table:table-cell office:value-type="float" office:value="5.9272" calcext:value-type="float">
            <text:p>5.9272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office:value-type="string" calcext:value-type="string">
            <text:p>SMD2010-100R-1%</text:p>
          </table:table-cell>
          <table:table-cell office:value-type="string" calcext:value-type="string">
            <text:p>2010W2F1000T4E</text:p>
          </table:table-cell>
          <table:table-cell office:value-type="string" calcext:value-type="string">
            <text:p>ROYAL OH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t</text:p>
          </table:table-cell>
          <table:table-cell office:value-type="float" office:value="0.46633" calcext:value-type="float">
            <text:p>0.46633</text:p>
          </table:table-cell>
          <table:table-cell office:value-type="float" office:value="4.6633" calcext:value-type="float">
            <text:p>4.6633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FX91041EJV50</text:p>
          </table:table-cell>
          <table:table-cell office:value-type="string" calcext:value-type="string">
            <text:p>INFINEON TECHNOLOG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t</text:p>
          </table:table-cell>
          <table:table-cell office:value-type="float" office:value="6.027" calcext:value-type="float">
            <text:p>6.027</text:p>
          </table:table-cell>
          <table:table-cell office:value-type="float" office:value="18.081" calcext:value-type="float">
            <text:p>18.081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JNR5040-470-S</text:p>
          </table:table-cell>
          <table:table-cell office:value-type="string" calcext:value-type="string">
            <text:p>FERROCO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zt</text:p>
          </table:table-cell>
          <table:table-cell office:value-type="float" office:value="0.9232" calcext:value-type="float">
            <text:p>0.9232</text:p>
          </table:table-cell>
          <table:table-cell office:value-type="float" office:value="5.5392" calcext:value-type="float">
            <text:p>5.5392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1N5333BG</text:p>
          </table:table-cell>
          <table:table-cell office:value-type="string" calcext:value-type="string">
            <text:p>ON SEMICONDUC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t</text:p>
          </table:table-cell>
          <table:table-cell office:value-type="float" office:value="1.0438" calcext:value-type="float">
            <text:p>1.0438</text:p>
          </table:table-cell>
          <table:table-cell office:value-type="float" office:value="5.219" calcext:value-type="float">
            <text:p>5.219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office:value-type="string" calcext:value-type="string">
            <text:p>11-21SURC/S530-A2</text:p>
          </table:table-cell>
          <table:table-cell office:value-type="string" calcext:value-type="string">
            <text:p>11-21SURC/S530-A2/TR8</text:p>
          </table:table-cell>
          <table:table-cell office:value-type="string" calcext:value-type="string">
            <text:p>EVERLIGH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t</text:p>
          </table:table-cell>
          <table:table-cell office:value-type="float" office:value="0.58747" calcext:value-type="float">
            <text:p>0.58747</text:p>
          </table:table-cell>
          <table:table-cell office:value-type="float" office:value="5.8747" calcext:value-type="float">
            <text:p>5.8747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office:value-type="string" calcext:value-type="string">
            <text:p>15-21UYC/S530-A2</text:p>
          </table:table-cell>
          <table:table-cell office:value-type="string" calcext:value-type="string">
            <text:p>15-21UYC/S530-A2/TR8</text:p>
          </table:table-cell>
          <table:table-cell office:value-type="string" calcext:value-type="string">
            <text:p>EVERLIGH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t</text:p>
          </table:table-cell>
          <table:table-cell office:value-type="float" office:value="0.6819" calcext:value-type="float">
            <text:p>0.6819</text:p>
          </table:table-cell>
          <table:table-cell office:value-type="float" office:value="6.819" calcext:value-type="float">
            <text:p>6.819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L21B224KBFNNNE</text:p>
          </table:table-cell>
          <table:table-cell office:value-type="string" calcext:value-type="string">
            <text:p>SAMSU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8918" calcext:value-type="float">
            <text:p>0.08918</text:p>
          </table:table-cell>
          <table:table-cell office:value-type="float" office:value="8.918" calcext:value-type="float">
            <text:p>8.918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office:value-type="string" calcext:value-type="string">
            <text:p>SMD0805-22K-1%</text:p>
          </table:table-cell>
          <table:table-cell office:value-type="string" calcext:value-type="string">
            <text:p>0805S8F2202T5E</text:p>
          </table:table-cell>
          <table:table-cell office:value-type="string" calcext:value-type="string">
            <text:p>ROYAL OH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7721" calcext:value-type="float">
            <text:p>0.07721</text:p>
          </table:table-cell>
          <table:table-cell office:value-type="float" office:value="7.721" calcext:value-type="float">
            <text:p>7.721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office:value-type="string" calcext:value-type="string">
            <text:p>IFX91041EJV33</text:p>
          </table:table-cell>
          <table:table-cell office:value-type="string" calcext:value-type="string">
            <text:p>IFX91041EJV33XUMA1</text:p>
          </table:table-cell>
          <table:table-cell office:value-type="string" calcext:value-type="string">
            <text:p>INFINEON TECHNOLOG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t</text:p>
          </table:table-cell>
          <table:table-cell office:value-type="float" office:value="5.0307" calcext:value-type="float">
            <text:p>5.0307</text:p>
          </table:table-cell>
          <table:table-cell office:value-type="float" office:value="10.0614" calcext:value-type="float">
            <text:p>10.0614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C1H106M6L005VR</text:p>
          </table:table-cell>
          <table:table-cell office:value-type="string" calcext:value-type="string">
            <text:p>SAMWH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zt</text:p>
          </table:table-cell>
          <table:table-cell office:value-type="float" office:value="0.30738" calcext:value-type="float">
            <text:p>0.30738</text:p>
          </table:table-cell>
          <table:table-cell office:value-type="float" office:value="7.6845" calcext:value-type="float">
            <text:p>7.6845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C1C107M6L005VR</text:p>
          </table:table-cell>
          <table:table-cell office:value-type="string" calcext:value-type="string">
            <text:p>SAMWH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zt</text:p>
          </table:table-cell>
          <table:table-cell office:value-type="float" office:value="0.17467" calcext:value-type="float">
            <text:p>0.17467</text:p>
          </table:table-cell>
          <table:table-cell office:value-type="float" office:value="4.36675" calcext:value-type="float">
            <text:p>4.36675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YS1530-1224-W2E</text:p>
          </table:table-cell>
          <table:table-cell office:value-type="string" calcext:value-type="string">
            <text:p>SU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t</text:p>
          </table:table-cell>
          <table:table-cell table:number-columns-repeated="2" office:value-type="float" office:value="36.9" calcext:value-type="float">
            <text:p>36.9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office:value-type="string" calcext:value-type="string">
            <text:p>NEB21R</text:p>
          </table:table-cell>
          <table:table-cell office:value-type="string" calcext:value-type="string">
            <text:p>NEB 21 R</text:p>
          </table:table-cell>
          <table:table-cell office:value-type="string" calcext:value-type="string">
            <text:p>LUM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t</text:p>
          </table:table-cell>
          <table:table-cell table:number-columns-repeated="2" office:value-type="float" office:value="2.597" calcext:value-type="float">
            <text:p>2.597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office:value-type="string" calcext:value-type="string">
            <text:p>SMD0805-2K2-1%</text:p>
          </table:table-cell>
          <table:table-cell office:value-type="string" calcext:value-type="string">
            <text:p>0805S8F2201T5E</text:p>
          </table:table-cell>
          <table:table-cell office:value-type="string" calcext:value-type="string">
            <text:p>ROYAL OH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7721" calcext:value-type="float">
            <text:p>0.07721</text:p>
          </table:table-cell>
          <table:table-cell office:value-type="float" office:value="7.721" calcext:value-type="float">
            <text:p>7.721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910W-2K</text:p>
          </table:table-cell>
          <table:table-cell office:value-type="string" calcext:value-type="string">
            <text:p>SR PASS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t</text:p>
          </table:table-cell>
          <table:table-cell office:value-type="float" office:value="1.4932" calcext:value-type="float">
            <text:p>1.4932</text:p>
          </table:table-cell>
          <table:table-cell office:value-type="float" office:value="14.932" calcext:value-type="float">
            <text:p>14.932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L21B104KBCNNNC</text:p>
          </table:table-cell>
          <table:table-cell office:value-type="string" calcext:value-type="string">
            <text:p>SAMSU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8392" calcext:value-type="float">
            <text:p>0.08392</text:p>
          </table:table-cell>
          <table:table-cell office:value-type="float" office:value="8.392" calcext:value-type="float">
            <text:p>8.392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office:value-type="string" calcext:value-type="string">
            <text:p>AL1A-DIO</text:p>
          </table:table-cell>
          <table:table-cell office:value-type="string" calcext:value-type="string">
            <text:p>AL1A</text:p>
          </table:table-cell>
          <table:table-cell office:value-type="string" calcext:value-type="string">
            <text:p>DIOTEC SEMICONDUC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t</text:p>
          </table:table-cell>
          <table:table-cell office:value-type="float" office:value="0.61895" calcext:value-type="float">
            <text:p>0.61895</text:p>
          </table:table-cell>
          <table:table-cell office:value-type="float" office:value="3.09475" calcext:value-type="float">
            <text:p>3.09475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ZX384-B4V7.115</text:p>
          </table:table-cell>
          <table:table-cell office:value-type="string" calcext:value-type="string">
            <text:p>NEXPER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zt</text:p>
          </table:table-cell>
          <table:table-cell office:value-type="float" office:value="0.1542" calcext:value-type="float">
            <text:p>0.1542</text:p>
          </table:table-cell>
          <table:table-cell office:value-type="float" office:value="3.084" calcext:value-type="float">
            <text:p>3.084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OF1WS-100K</text:p>
          </table:table-cell>
          <table:table-cell office:value-type="string" calcext:value-type="string">
            <text:p>SR PASSIV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zt</text:p>
          </table:table-cell>
          <table:table-cell office:value-type="float" office:value="0.17899" calcext:value-type="float">
            <text:p>0.17899</text:p>
          </table:table-cell>
          <table:table-cell office:value-type="float" office:value="3.5798" calcext:value-type="float">
            <text:p>3.5798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office:value-type="string" calcext:value-type="string">
            <text:p>RC0805JR-0710K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YAGE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577" calcext:value-type="float">
            <text:p>0.0577</text:p>
          </table:table-cell>
          <table:table-cell office:value-type="float" office:value="5.77" calcext:value-type="float">
            <text:p>5.77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office:value-type="string" calcext:value-type="string">
            <text:p>SMD0805-3K</text:p>
          </table:table-cell>
          <table:table-cell office:value-type="string" calcext:value-type="string">
            <text:p>0805S8J0302T5E</text:p>
          </table:table-cell>
          <table:table-cell office:value-type="string" calcext:value-type="string">
            <text:p>ROYAL OH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683" calcext:value-type="float">
            <text:p>0.0683</text:p>
          </table:table-cell>
          <table:table-cell office:value-type="float" office:value="6.83" calcext:value-type="float">
            <text:p>6.83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office:value-type="string" calcext:value-type="string">
            <text:p>SMD0805-1K</text:p>
          </table:table-cell>
          <table:table-cell office:value-type="string" calcext:value-type="string">
            <text:p>0805S8J0102T5E</text:p>
          </table:table-cell>
          <table:table-cell office:value-type="string" calcext:value-type="string">
            <text:p>ROYAL OH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6735" calcext:value-type="float">
            <text:p>0.06735</text:p>
          </table:table-cell>
          <table:table-cell office:value-type="float" office:value="6.735" calcext:value-type="float">
            <text:p>6.735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RCW080510K0FKTABC</text:p>
          </table:table-cell>
          <table:table-cell office:value-type="string" calcext:value-type="string">
            <text:p>VISHA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6871" calcext:value-type="float">
            <text:p>0.06871</text:p>
          </table:table-cell>
          <table:table-cell office:value-type="float" office:value="6.871" calcext:value-type="float">
            <text:p>6.871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office:value-type="string" calcext:value-type="string">
            <text:p>SMD1206-100K</text:p>
          </table:table-cell>
          <table:table-cell office:value-type="string" calcext:value-type="string">
            <text:p>1206S4J0104T5E</text:p>
          </table:table-cell>
          <table:table-cell office:value-type="string" calcext:value-type="string">
            <text:p>ROYAL OH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6547" calcext:value-type="float">
            <text:p>0.06547</text:p>
          </table:table-cell>
          <table:table-cell office:value-type="float" office:value="6.547" calcext:value-type="float">
            <text:p>6.547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1SMB5913BT3G</text:p>
          </table:table-cell>
          <table:table-cell office:value-type="string" calcext:value-type="string">
            <text:p>ON SEMICONDUC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t</text:p>
          </table:table-cell>
          <table:table-cell office:value-type="float" office:value="0.5702" calcext:value-type="float">
            <text:p>0.5702</text:p>
          </table:table-cell>
          <table:table-cell office:value-type="float" office:value="2.851" calcext:value-type="float">
            <text:p>2.851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office:value-type="string" calcext:value-type="string">
            <text:p>SS16A-YAN</text:p>
          </table:table-cell>
          <table:table-cell office:value-type="string" calcext:value-type="string">
            <text:p>SS16A</text:p>
          </table:table-cell>
          <table:table-cell office:value-type="string" calcext:value-type="string">
            <text:p>YANGJIE TECHNOLOG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zt</text:p>
          </table:table-cell>
          <table:table-cell office:value-type="float" office:value="0.14366" calcext:value-type="float">
            <text:p>0.14366</text:p>
          </table:table-cell>
          <table:table-cell office:value-type="float" office:value="2.8732" calcext:value-type="float">
            <text:p>2.8732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office:value-type="string" calcext:value-type="string">
            <text:p>SMD0805-9K1-1%</text:p>
          </table:table-cell>
          <table:table-cell office:value-type="string" calcext:value-type="string">
            <text:p>0805S8F9101T5E</text:p>
          </table:table-cell>
          <table:table-cell office:value-type="string" calcext:value-type="string">
            <text:p>ROYAL OH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424" calcext:value-type="float">
            <text:p>0.0424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L21B223KBANNNC</text:p>
          </table:table-cell>
          <table:table-cell office:value-type="string" calcext:value-type="string">
            <text:p>SAMSU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8341" calcext:value-type="float">
            <text:p>0.08341</text:p>
          </table:table-cell>
          <table:table-cell office:value-type="float" office:value="8.341" calcext:value-type="float">
            <text:p>8.341</text:p>
          </table:table-cell>
          <table:table-cell office:value-type="string" calcext:value-type="string">
            <text:p>PLN</text:p>
          </table:table-cell>
        </table:table-row>
      </table:table>
      <table:table table:name="kicad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aciej/Desktop/420-transmitter/420-transmitter/PCB/420-transmitter/420-transmitter.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pon, 29 lip 2019, 13:12: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2-f72e74a~84~ubuntu19.0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art number</text:p>
          </table:table-cell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P_Elec_6.3x5.3</text:p>
          </table:table-cell>
          <table:table-cell office:value-type="string" calcext:value-type="string">
            <text:p>Polarized capacitor</text:p>
          </table:table-cell>
          <table:table-cell/>
          <table:table-cell office:value-type="string" calcext:value-type="string">
            <text:p>SC1H106M6L005VR</text:p>
          </table:table-cell>
        </table:table-row>
        <table:table-row table:style-name="ro1">
          <table:table-cell office:value-type="string" calcext:value-type="string">
            <text:p>C4, C5, C10, C3, C1, C11, C9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CL21B104KBCNNNC</text:p>
          </table:table-cell>
        </table:table-row>
        <table:table-row table:style-name="ro1">
          <table:table-cell office:value-type="string" calcext:value-type="string">
            <text:p>C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CL21B223KBANNNC</text:p>
          </table:table-cell>
        </table:table-row>
        <table:table-row table:style-name="ro1">
          <table:table-cell office:value-type="string" calcext:value-type="string">
            <text:p>C7, C1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CL21B224KBFNNNE</text:p>
          </table:table-cell>
        </table:table-row>
        <table:table-row table:style-name="ro1">
          <table:table-cell office:value-type="string" calcext:value-type="string">
            <text:p>C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P_Elec_6.3x5.3</text:p>
          </table:table-cell>
          <table:table-cell office:value-type="string" calcext:value-type="string">
            <text:p>Polarized capacitor</text:p>
          </table:table-cell>
          <table:table-cell/>
          <table:table-cell office:value-type="string" calcext:value-type="string">
            <text:p>SC1C107M6L005VR</text:p>
          </table:table-cell>
        </table:table-row>
        <table:table-row table:style-name="ro1">
          <table:table-cell office:value-type="string" calcext:value-type="string">
            <text:p>C13, C15, C14, C1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CL21C101JBANNNC</text:p>
          </table:table-cell>
        </table:table-row>
        <table:table-row table:style-name="ro1">
          <table:table-cell office:value-type="string" calcext:value-type="string">
            <text:p>D1, D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1A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MiniMELF</text:p>
          </table:table-cell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AL1A</text:p>
          </table:table-cell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MB5913BT3G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Zener diode</text:p>
          </table:table-cell>
          <table:table-cell/>
          <table:table-cell office:value-type="string" calcext:value-type="string">
            <text:p>1SMB5913BT3G</text:p>
          </table:table-cell>
        </table:table-row>
        <table:table-row table:style-name="ro1">
          <table:table-cell office:value-type="string" calcext:value-type="string">
            <text:p>D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16A 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Schottky diode</text:p>
          </table:table-cell>
          <table:table-cell/>
          <table:table-cell office:value-type="string" calcext:value-type="string">
            <text:p>SS16A</text:p>
          </table:table-cell>
        </table:table-row>
        <table:table-row table:style-name="ro1">
          <table:table-cell office:value-type="string" calcext:value-type="string">
            <text:p>D6, D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ZD27C3V6P-E3-08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Zener diode</text:p>
          </table:table-cell>
          <table:table-cell/>
          <table:table-cell office:value-type="string" calcext:value-type="string">
            <text:p>BZD27C3V6P-E3-08</text:p>
          </table:table-cell>
        </table:table-row>
        <table:table-row table:style-name="ro1">
          <table:table-cell office:value-type="string" calcext:value-type="string">
            <text:p>D7, D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ZX384-B4V7.115</text:p>
          </table:table-cell>
          <table:table-cell office:value-type="string" calcext:value-type="string">
            <text:p>BZX384-B4V7.115-Diode_custom-420-transmitter-rescue</text:p>
          </table:table-cell>
          <table:table-cell office:value-type="string" calcext:value-type="string">
            <text:p>Diode_SMD:D_SOD-323</text:p>
          </table:table-cell>
          <table:table-cell table:number-columns-repeated="2"/>
          <table:table-cell office:value-type="string" calcext:value-type="string">
            <text:p>BZX384-B4V7.115</text:p>
          </table:table-cell>
        </table:table-row>
        <table:table-row table:style-name="ro1">
          <table:table-cell office:value-type="string" calcext:value-type="string">
            <text:p>H1, H5, H7, H2, H4, H6, H8, H9, H3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TestPoint:TestPoint_THTPad_D1.0mm_Drill0.5mm</text:p>
          </table:table-cell>
          <table:table-cell office:value-type="string" calcext:value-type="string">
            <text:p>Mounting Hole with connection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1, J5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08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6</text:p>
          </table:table-cell>
          <table:table-cell office:value-type="string" calcext:value-type="string">
            <text:p>m_connectors:PinSocket_1x06_P2.54mm_Vertical_w_Arduino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10</text:p>
          </table:table-cell>
          <table:table-cell office:value-type="string" calcext:value-type="string">
            <text:p>Connector_PinSocket_2.54mm:PinSocket_1x10_P2.54mm_Vertical</text:p>
          </table:table-cell>
          <table:table-cell office:value-type="string" calcext:value-type="string">
            <text:p>Generic connector, single row, 01x10, script generated (kicad-library-utils/schlib/autogen/connector/)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20mA_loop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m_connectors:TerminalBlock_bornier-2_P5.08mm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/>
          <table:table-cell office:value-type="string" calcext:value-type="string">
            <text:p>DG300-5.0-02P-12-00A(H)</text:p>
          </table:table-cell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20mA_loop2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m_connectors:TerminalBlock_bornier-2_P5.08mm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/>
          <table:table-cell office:value-type="string" calcext:value-type="string">
            <text:p>DG300-5.0-02P-12-00A(H)</text:p>
          </table:table-cell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10V_Vout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m_connectors:TerminalBlock_bornier-2_P5.08mm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/>
          <table:table-cell office:value-type="string" calcext:value-type="string">
            <text:p>DG300-5.0-02P-12-00A(H)</text:p>
          </table:table-cell>
        </table:table-row>
        <table:table-row table:style-name="ro1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10V_Vout2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m_connectors:TerminalBlock_bornier-2_P5.08mm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/>
          <table:table-cell office:value-type="string" calcext:value-type="string">
            <text:p>DG300-5.0-02P-12-00A(H)</text:p>
          </table:table-cell>
        </table:table-row>
        <table:table-row table:style-name="ro1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 SW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3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rel_Jack_MountingPin</text:p>
          </table:table-cell>
          <table:table-cell office:value-type="string" calcext:value-type="string">
            <text:p>m_connectors:BarrelJack_Wuerth_6941xx301002</text:p>
          </table:table-cell>
          <table:table-cell office:value-type="string" calcext:value-type="string">
            <text:p>DC Barrel Jack with a mounting pin</text:p>
          </table:table-cell>
          <table:table-cell/>
          <table:table-cell office:value-type="string" calcext:value-type="string">
            <text:p>NEB 21 R</text:p>
          </table:table-cell>
        </table:table-row>
        <table:table-row table:style-name="ro1">
          <table:table-cell office:value-type="string" calcext:value-type="string">
            <text:p>J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1</text:p>
          </table:table-cell>
          <table:table-cell office:value-type="string" calcext:value-type="string">
            <text:p>Jumper_NC_Dual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Dual jumper, normally closed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2</text:p>
          </table:table-cell>
          <table:table-cell office:value-type="string" calcext:value-type="string">
            <text:p>Jumper_NC_Dual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Dual jumper, normally closed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1, L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Taiyo-Yuden_MD-5050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DJNR5040-470-S</text:p>
          </table:table-cell>
        </table:table-row>
        <table:table-row table:style-name="ro1">
          <table:table-cell office:value-type="string" calcext:value-type="string">
            <text:p>LED_Vin1, LED_Vin2, PWR2, PWR1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/>
          <table:table-cell office:value-type="string" calcext:value-type="string">
            <text:p>15-21UYC/S530-A2/TR8</text:p>
          </table:table-cell>
        </table:table-row>
        <table:table-row table:style-name="ro1">
          <table:table-cell office:value-type="string" calcext:value-type="string">
            <text:p>Q4, Q2, Q1, Q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848AE</text:p>
          </table:table-cell>
          <table:table-cell office:value-type="string" calcext:value-type="string">
            <text:p>BC84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A Ic, 30V Vce, NPN Transistor, SOT-23</text:p>
          </table:table-cell>
          <table:table-cell/>
          <table:table-cell office:value-type="string" calcext:value-type="string">
            <text:p><text:s/>BC848AE6327</text:p>
          </table:table-cell>
        </table:table-row>
        <table:table-row table:style-name="ro1">
          <table:table-cell office:value-type="string" calcext:value-type="string">
            <text:p>Q5, Q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5116TA</text:p>
          </table:table-cell>
          <table:table-cell office:value-type="string" calcext:value-type="string">
            <text:p>Q_PNP_BCEC</text:p>
          </table:table-cell>
          <table:table-cell office:value-type="string" calcext:value-type="string">
            <text:p>Package_TO_SOT_SMD:SOT-223</text:p>
          </table:table-cell>
          <table:table-cell office:value-type="string" calcext:value-type="string">
            <text:p>PNP transistor, base/collector/emitter, collector connected to mounting plane</text:p>
          </table:table-cell>
          <table:table-cell/>
          <table:table-cell office:value-type="string" calcext:value-type="string">
            <text:p>BCP5116TA</text:p>
          </table:table-cell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206S4J0104T5E</text:p>
          </table:table-cell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0805S8J0302T5E</text:p>
          </table:table-cell>
        </table:table-row>
        <table:table-row table:style-name="ro1">
          <table:table-cell office:value-type="string" calcext:value-type="string">
            <text:p>R4, R5, R6, R4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0805S8J0102T5E</text:p>
          </table:table-cell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0805S8F2202T5E</text:p>
          </table:table-cell>
        </table:table-row>
        <table:table-row table:style-name="ro1">
          <table:table-cell office:value-type="string" calcext:value-type="string">
            <text:p>R8, R9,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2010W2F1000T4E</text:p>
          </table:table-cell>
        </table:table-row>
        <table:table-row table:style-name="ro1">
          <table:table-cell office:value-type="string" calcext:value-type="string">
            <text:p>R12, R22, R10, R13, R23, R11, R2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RC0805JR-0710KL</text:p>
          </table:table-cell>
        </table:table-row>
        <table:table-row table:style-name="ro1">
          <table:table-cell office:value-type="string" calcext:value-type="string">
            <text:p>R14, R28, R26, R16, R29, R27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0805S8F9101T5E</text:p>
          </table:table-cell>
        </table:table-row>
        <table:table-row table:style-name="ro1">
          <table:table-cell office:value-type="string" calcext:value-type="string">
            <text:p>R15, R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2k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0805S8F2201T5E</text:p>
          </table:table-cell>
        </table:table-row>
        <table:table-row table:style-name="ro1">
          <table:table-cell office:value-type="string" calcext:value-type="string">
            <text:p>R18, R1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CRCW080510K0FKTABC</text:p>
          </table:table-cell>
        </table:table-row>
        <table:table-row table:style-name="ro1">
          <table:table-cell office:value-type="string" calcext:value-type="string">
            <text:p>R20, R2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,1k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0805S8F9101T5E</text:p>
          </table:table-cell>
        </table:table-row>
        <table:table-row table:style-name="ro1">
          <table:table-cell office:value-type="string" calcext:value-type="string">
            <text:p>R24, R2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 1%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2010_5025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2010W2F1000T4E</text:p>
          </table:table-cell>
        </table:table-row>
        <table:table-row table:style-name="ro1">
          <table:table-cell office:value-type="string" calcext:value-type="string">
            <text:p>R30, R32, R31, R33, R34, R36, R35, R37, R40, R38, R41, R39, R44, R42, R45, R43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V3, RV1, RV2, RV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_POT_TRIM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string" calcext:value-type="string">
            <text:p>Trim-potentiometer</text:p>
          </table:table-cell>
          <table:table-cell/>
          <table:table-cell office:value-type="string" calcext:value-type="string">
            <text:p>T910W-2K</text:p>
          </table:table-cell>
        </table:table-row>
        <table:table-row table:style-name="ro1">
          <table:table-cell office:value-type="string" calcext:value-type="string">
            <text:p>U2, U4, U5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L072</text:p>
          </table:table-cell>
          <table:table-cell office:value-type="string" calcext:value-type="string">
            <text:p>Package_SO:SO-8_5.3x6.2mm_P1.27mm</text:p>
          </table:table-cell>
          <table:table-cell office:value-type="string" calcext:value-type="string">
            <text:p>Dual Low-Noise JFET-Input Operational Amplifiers, DIP-8/SOIC-8</text:p>
          </table:table-cell>
          <table:table-cell/>
          <table:table-cell office:value-type="string" calcext:value-type="string">
            <text:p>TL072CD</text:p>
          </table:table-cell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4922</text:p>
          </table:table-cell>
          <table:table-cell office:value-type="string" calcext:value-type="string">
            <text:p>m_integrated_circuits:SO14</text:p>
          </table:table-cell>
          <table:table-cell office:value-type="string" calcext:value-type="string">
            <text:p>2-Channel 12-Bit D/A Converters with SPI Interface</text:p>
          </table:table-cell>
          <table:table-cell/>
          <table:table-cell office:value-type="string" calcext:value-type="string">
            <text:p>MCP4922-E/SL</text:p>
          </table:table-cell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FX91041EJV50</text:p>
          </table:table-cell>
          <table:table-cell office:value-type="string" calcext:value-type="string">
            <text:p>m_integrated_circuits:Infineon_PG-DSO-8-43</text:p>
          </table:table-cell>
          <table:table-cell table:number-columns-repeated="2"/>
          <table:table-cell office:value-type="string" calcext:value-type="string">
            <text:p>IFX91041EJV50</text:p>
          </table:table-cell>
        </table:table-row>
      </table:table>
      <table:table table:name="integrated" table:style-name="ta1">
        <table:table-column table:style-name="co10" table:number-columns-repeated="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5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Co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P_Elec_6.3x5.3</text:p>
          </table:table-cell>
          <table:table-cell office:value-type="string" calcext:value-type="string">
            <text:p>Polarized capacitor</text:p>
          </table:table-cell>
          <table:table-cell/>
          <table:table-cell office:value-type="string" calcext:value-type="string">
            <text:p>SC1H106M6L005VR</text:p>
          </table:table-cell>
          <table:table-cell table:formula="of:=IF([.H2]=&quot;-&quot;;0;VLOOKUP([.H2];[$tme.$C$2:.I37];5;0))*[.B2]" office:value-type="float" office:value="0.30738" calcext:value-type="float">
            <text:p>0.307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4, C5, C10, C3, C1, C11, C9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CL21B104KBCNNNC</text:p>
          </table:table-cell>
          <table:table-cell table:formula="of:=IF([.H3]=&quot;-&quot;;0;VLOOKUP([.H3];[$tme.$C$2:.I38];5;0))*[.B3]" office:value-type="float" office:value="0.58744" calcext:value-type="float">
            <text:p>0.587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CL21B223KBANNNC</text:p>
          </table:table-cell>
          <table:table-cell table:formula="of:=IF([.H4]=&quot;-&quot;;0;VLOOKUP([.H4];[$tme.$C$2:.I39];5;0))*[.B4]" office:value-type="float" office:value="0.08341" calcext:value-type="float">
            <text:p>0.08341</text:p>
          </table:table-cell>
          <table:table-cell table:number-columns-repeated="4"/>
          <table:table-cell table:style-name="ce1" office:value-type="string" calcext:value-type="string">
            <text:p>sum=</text:p>
          </table:table-cell>
          <table:table-cell table:formula="of:=SUM([.I2:.I45])" office:value-type="float" office:value="51.76532" calcext:value-type="float">
            <text:p>51.76532</text:p>
          </table:table-cell>
        </table:table-row>
        <table:table-row table:style-name="ro1">
          <table:table-cell office:value-type="string" calcext:value-type="string">
            <text:p>C7, C1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CL21B224KBFNNNE</text:p>
          </table:table-cell>
          <table:table-cell table:formula="of:=IF([.H5]=&quot;-&quot;;0;VLOOKUP([.H5];[$tme.$C$2:.I40];5;0))*[.B5]" office:value-type="float" office:value="0.17836" calcext:value-type="float">
            <text:p>0.178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P_Elec_6.3x5.3</text:p>
          </table:table-cell>
          <table:table-cell office:value-type="string" calcext:value-type="string">
            <text:p>Polarized capacitor</text:p>
          </table:table-cell>
          <table:table-cell/>
          <table:table-cell office:value-type="string" calcext:value-type="string">
            <text:p>SC1C107M6L005VR</text:p>
          </table:table-cell>
          <table:table-cell table:formula="of:=IF([.H6]=&quot;-&quot;;0;VLOOKUP([.H6];[$tme.$C$2:.I41];5;0))*[.B6]" office:value-type="float" office:value="0.17467" calcext:value-type="float">
            <text:p>0.174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3, C15, C14, C1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CL21C101JBANNNC</text:p>
          </table:table-cell>
          <table:table-cell table:formula="of:=IF([.H7]=&quot;-&quot;;0;VLOOKUP([.H7];[$tme.$C$2:.I42];5;0))*[.B7]" office:value-type="float" office:value="0.33152" calcext:value-type="float">
            <text:p>0.331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, D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1A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MiniMELF</text:p>
          </table:table-cell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AL1A</text:p>
          </table:table-cell>
          <table:table-cell table:formula="of:=IF([.H8]=&quot;-&quot;;0;VLOOKUP([.H8];[$tme.$C$2:.I43];5;0))*[.B8]" office:value-type="float" office:value="1.2379" calcext:value-type="float">
            <text:p>1.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MB5913BT3G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Zener diode</text:p>
          </table:table-cell>
          <table:table-cell/>
          <table:table-cell office:value-type="string" calcext:value-type="string">
            <text:p>1SMB5913BT3G</text:p>
          </table:table-cell>
          <table:table-cell table:formula="of:=IF([.H9]=&quot;-&quot;;0;VLOOKUP([.H9];[$tme.$C$2:.I44];5;0))*[.B9]" office:value-type="float" office:value="0.5702" calcext:value-type="float">
            <text:p>0.57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16A 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Schottky diode</text:p>
          </table:table-cell>
          <table:table-cell/>
          <table:table-cell office:value-type="string" calcext:value-type="string">
            <text:p>SS16A</text:p>
          </table:table-cell>
          <table:table-cell table:formula="of:=IF([.H10]=&quot;-&quot;;0;VLOOKUP([.H10];[$tme.$C$2:.I45];5;0))*[.B10]" office:value-type="float" office:value="0.14366" calcext:value-type="float">
            <text:p>0.143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6, D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ZD27C3V6P-E3-08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Zener diode</text:p>
          </table:table-cell>
          <table:table-cell/>
          <table:table-cell office:value-type="string" calcext:value-type="string">
            <text:p>BZD27C3V6P-E3-08</text:p>
          </table:table-cell>
          <table:table-cell table:formula="of:=IF([.H11]=&quot;-&quot;;0;VLOOKUP([.H11];[$tme.$C$2:.I46];5;0))*[.B11]" office:value-type="float" office:value="1.18544" calcext:value-type="float">
            <text:p>1.18544</text:p>
          </table:table-cell>
          <table:table-cell office:value-type="string" calcext:value-type="string">
            <text:p>replacement:</text:p>
          </table:table-cell>
          <table:table-cell office:value-type="string" calcext:value-type="string">
            <text:p>ON SEMICONDUCTOR MMSZ5227BT1G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7, D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ZX384-B4V7.115</text:p>
          </table:table-cell>
          <table:table-cell office:value-type="string" calcext:value-type="string">
            <text:p>BZX384-B4V7.115-Diode_custom-420-transmitter-rescue</text:p>
          </table:table-cell>
          <table:table-cell office:value-type="string" calcext:value-type="string">
            <text:p>Diode_SMD:D_SOD-323</text:p>
          </table:table-cell>
          <table:table-cell table:number-columns-repeated="2"/>
          <table:table-cell office:value-type="string" calcext:value-type="string">
            <text:p>BZX384-B4V7.115</text:p>
          </table:table-cell>
          <table:table-cell table:formula="of:=IF([.H12]=&quot;-&quot;;0;VLOOKUP([.H12];[$tme.$C$2:.I47];5;0))*[.B12]" office:value-type="float" office:value="0.3084" calcext:value-type="float">
            <text:p>0.3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, H5, H7, H2, H4, H6, H8, H9, H3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TestPoint:TestPoint_THTPad_D1.0mm_Drill0.5mm</text:p>
          </table:table-cell>
          <table:table-cell office:value-type="string" calcext:value-type="string">
            <text:p>Mounting Hole with connection</text:p>
          </table:table-cell>
          <table:table-cell/>
          <table:table-cell office:value-type="string" calcext:value-type="string">
            <text:p>-</text:p>
          </table:table-cell>
          <table:table-cell table:formula="of:=IF([.H13]=&quot;-&quot;;0;VLOOKUP([.H13];[$tme.$C$2:.I48];5;0))*[.B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, J5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08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  <table:table-cell office:value-type="string" calcext:value-type="string">
            <text:p>-</text:p>
          </table:table-cell>
          <table:table-cell table:formula="of:=IF([.H14]=&quot;-&quot;;0;VLOOKUP([.H14];[$tme.$C$2:.I49];5;0))*[.B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6</text:p>
          </table:table-cell>
          <table:table-cell office:value-type="string" calcext:value-type="string">
            <text:p>m_connectors:PinSocket_1x06_P2.54mm_Vertical_w_Arduino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  <table:table-cell office:value-type="string" calcext:value-type="string">
            <text:p>-</text:p>
          </table:table-cell>
          <table:table-cell table:formula="of:=IF([.H15]=&quot;-&quot;;0;VLOOKUP([.H15];[$tme.$C$2:.I50];5;0))*[.B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10</text:p>
          </table:table-cell>
          <table:table-cell office:value-type="string" calcext:value-type="string">
            <text:p>Connector_PinSocket_2.54mm:PinSocket_1x10_P2.54mm_Vertical</text:p>
          </table:table-cell>
          <table:table-cell office:value-type="string" calcext:value-type="string">
            <text:p>Generic connector, single row, 01x10, script generated (kicad-library-utils/schlib/autogen/connector/)</text:p>
          </table:table-cell>
          <table:table-cell/>
          <table:table-cell office:value-type="string" calcext:value-type="string">
            <text:p>-</text:p>
          </table:table-cell>
          <table:table-cell table:formula="of:=IF([.H16]=&quot;-&quot;;0;VLOOKUP([.H16];[$tme.$C$2:.I51];5;0))*[.B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20mA_loop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m_connectors:TerminalBlock_bornier-2_P5.08mm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/>
          <table:table-cell office:value-type="string" calcext:value-type="string">
            <text:p>DG300-5.0-02P-12-00A(H)</text:p>
          </table:table-cell>
          <table:table-cell table:formula="of:=IF([.H17]=&quot;-&quot;;0;VLOOKUP([.H17];[$tme.$C$2:.I52];5;0))*[.B17]" office:value-type="float" office:value="0.7287" calcext:value-type="float">
            <text:p>0.72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20mA_loop2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m_connectors:TerminalBlock_bornier-2_P5.08mm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/>
          <table:table-cell office:value-type="string" calcext:value-type="string">
            <text:p>DG300-5.0-02P-12-00A(H)</text:p>
          </table:table-cell>
          <table:table-cell table:formula="of:=IF([.H18]=&quot;-&quot;;0;VLOOKUP([.H18];[$tme.$C$2:.I53];5;0))*[.B18]" office:value-type="float" office:value="0.7287" calcext:value-type="float">
            <text:p>0.72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10V_Vout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m_connectors:TerminalBlock_bornier-2_P5.08mm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/>
          <table:table-cell office:value-type="string" calcext:value-type="string">
            <text:p>DG300-5.0-02P-12-00A(H)</text:p>
          </table:table-cell>
          <table:table-cell table:formula="of:=IF([.H19]=&quot;-&quot;;0;VLOOKUP([.H19];[$tme.$C$2:.I54];5;0))*[.B19]" office:value-type="float" office:value="0.7287" calcext:value-type="float">
            <text:p>0.72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10V_Vout2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m_connectors:TerminalBlock_bornier-2_P5.08mm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/>
          <table:table-cell office:value-type="string" calcext:value-type="string">
            <text:p>DG300-5.0-02P-12-00A(H)</text:p>
          </table:table-cell>
          <table:table-cell table:formula="of:=IF([.H20]=&quot;-&quot;;0;VLOOKUP([.H20];[$tme.$C$2:.I55];5;0))*[.B20]" office:value-type="float" office:value="0.7287" calcext:value-type="float">
            <text:p>0.72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 SW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office:value-type="string" calcext:value-type="string">
            <text:p>-</text:p>
          </table:table-cell>
          <table:table-cell table:formula="of:=IF([.H21]=&quot;-&quot;;0;VLOOKUP([.H21];[$tme.$C$2:.I56];5;0))*[.B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3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rel_Jack_MountingPin</text:p>
          </table:table-cell>
          <table:table-cell office:value-type="string" calcext:value-type="string">
            <text:p>m_connectors:BarrelJack_Wuerth_6941xx301002</text:p>
          </table:table-cell>
          <table:table-cell office:value-type="string" calcext:value-type="string">
            <text:p>DC Barrel Jack with a mounting pin</text:p>
          </table:table-cell>
          <table:table-cell/>
          <table:table-cell office:value-type="string" calcext:value-type="string">
            <text:p>NEB 21 R</text:p>
          </table:table-cell>
          <table:table-cell table:formula="of:=IF([.H22]=&quot;-&quot;;0;VLOOKUP([.H22];[$tme.$C$2:.I57];5;0))*[.B22]" office:value-type="float" office:value="2.597" calcext:value-type="float">
            <text:p>2.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1</text:p>
          </table:table-cell>
          <table:table-cell office:value-type="string" calcext:value-type="string">
            <text:p>Jumper_NC_Dual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Dual jumper, normally closed</text:p>
          </table:table-cell>
          <table:table-cell/>
          <table:table-cell office:value-type="string" calcext:value-type="string">
            <text:p>-</text:p>
          </table:table-cell>
          <table:table-cell table:formula="of:=IF([.H23]=&quot;-&quot;;0;VLOOKUP([.H23];[$tme.$C$2:.I58];5;0))*[.B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2</text:p>
          </table:table-cell>
          <table:table-cell office:value-type="string" calcext:value-type="string">
            <text:p>Jumper_NC_Dual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Dual jumper, normally closed</text:p>
          </table:table-cell>
          <table:table-cell/>
          <table:table-cell office:value-type="string" calcext:value-type="string">
            <text:p>-</text:p>
          </table:table-cell>
          <table:table-cell table:formula="of:=IF([.H24]=&quot;-&quot;;0;VLOOKUP([.H24];[$tme.$C$2:.I59];5;0))*[.B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1, L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Taiyo-Yuden_MD-5050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DJNR5040-470-S</text:p>
          </table:table-cell>
          <table:table-cell table:formula="of:=IF([.H25]=&quot;-&quot;;0;VLOOKUP([.H25];[$tme.$C$2:.I60];5;0))*[.B25]" office:value-type="float" office:value="1.8464" calcext:value-type="float">
            <text:p>1.84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_Vin1, LED_Vin2, PWR2, PWR1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/>
          <table:table-cell office:value-type="string" calcext:value-type="string">
            <text:p>15-21UYC/S530-A2/TR8</text:p>
          </table:table-cell>
          <table:table-cell table:formula="of:=IF([.H26]=&quot;-&quot;;0;VLOOKUP([.H26];[$tme.$C$2:.I61];5;0))*[.B26]" office:value-type="float" office:value="2.7276" calcext:value-type="float">
            <text:p>2.7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4, Q2, Q1, Q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848AE</text:p>
          </table:table-cell>
          <table:table-cell office:value-type="string" calcext:value-type="string">
            <text:p>BC84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A Ic, 30V Vce, NPN Transistor, SOT-23</text:p>
          </table:table-cell>
          <table:table-cell/>
          <table:table-cell office:value-type="string" calcext:value-type="string">
            <text:p>BC848AE6327</text:p>
          </table:table-cell>
          <table:table-cell table:formula="of:=IF([.H27]=&quot;-&quot;;0;VLOOKUP([.H27];[$tme.$C$2:.I62];5;0))*[.B27]" office:value-type="float" office:value="0.428" calcext:value-type="float">
            <text:p>0.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5, Q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5116TA</text:p>
          </table:table-cell>
          <table:table-cell office:value-type="string" calcext:value-type="string">
            <text:p>Q_PNP_BCEC</text:p>
          </table:table-cell>
          <table:table-cell office:value-type="string" calcext:value-type="string">
            <text:p>Package_TO_SOT_SMD:SOT-223</text:p>
          </table:table-cell>
          <table:table-cell office:value-type="string" calcext:value-type="string">
            <text:p>PNP transistor, base/collector/emitter, collector connected to mounting plane</text:p>
          </table:table-cell>
          <table:table-cell/>
          <table:table-cell office:value-type="string" calcext:value-type="string">
            <text:p>BCP5116TA</text:p>
          </table:table-cell>
          <table:table-cell table:formula="of:=IF([.H28]=&quot;-&quot;;0;VLOOKUP([.H28];[$tme.$C$2:.I63];5;0))*[.B28]" office:value-type="float" office:value="1.0071" calcext:value-type="float">
            <text:p>1.0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206S4J0104T5E</text:p>
          </table:table-cell>
          <table:table-cell table:formula="of:=IF([.H29]=&quot;-&quot;;0;VLOOKUP([.H29];[$tme.$C$2:.I64];5;0))*[.B29]" office:value-type="float" office:value="0.06547" calcext:value-type="float">
            <text:p>0.065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0805S8J0302T5E</text:p>
          </table:table-cell>
          <table:table-cell table:formula="of:=IF([.H30]=&quot;-&quot;;0;VLOOKUP([.H30];[$tme.$C$2:.I65];5;0))*[.B30]" office:value-type="float" office:value="0.0683" calcext:value-type="float">
            <text:p>0.06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, R5, R6, R4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0805S8J0102T5E</text:p>
          </table:table-cell>
          <table:table-cell table:formula="of:=IF([.H31]=&quot;-&quot;;0;VLOOKUP([.H31];[$tme.$C$2:.I66];5;0))*[.B31]" office:value-type="float" office:value="0.2694" calcext:value-type="float">
            <text:p>0.2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0805S8F2202T5E</text:p>
          </table:table-cell>
          <table:table-cell table:formula="of:=IF([.H32]=&quot;-&quot;;0;VLOOKUP([.H32];[$tme.$C$2:.I67];5;0))*[.B32]" office:value-type="float" office:value="0.07721" calcext:value-type="float">
            <text:p>0.077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8, R9,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2010W2F1000T4E</text:p>
          </table:table-cell>
          <table:table-cell table:formula="of:=IF([.H33]=&quot;-&quot;;0;VLOOKUP([.H33];[$tme.$C$2:.I68];5;0))*[.B33]" office:value-type="float" office:value="0.93266" calcext:value-type="float">
            <text:p>0.932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2, R22, R10, R13, R23, R11, R2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RC0805JR-0710KL</text:p>
          </table:table-cell>
          <table:table-cell table:formula="of:=IF([.H34]=&quot;-&quot;;0;VLOOKUP([.H34];[$tme.$C$2:.I69];5;0))*[.B34]" office:value-type="float" office:value="0.4039" calcext:value-type="float">
            <text:p>0.40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4, R28, R26, R16, R29, R27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0805S8F9101T5E</text:p>
          </table:table-cell>
          <table:table-cell table:formula="of:=IF([.H35]=&quot;-&quot;;0;VLOOKUP([.H35];[$tme.$C$2:.I70];5;0))*[.B35]" office:value-type="float" office:value="0.2544" calcext:value-type="float">
            <text:p>0.25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5, R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2k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0805S8F2201T5E</text:p>
          </table:table-cell>
          <table:table-cell table:formula="of:=IF([.H36]=&quot;-&quot;;0;VLOOKUP([.H36];[$tme.$C$2:.I71];5;0))*[.B36]" office:value-type="float" office:value="0.15442" calcext:value-type="float">
            <text:p>0.154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8, R1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CRCW080510K0FKTABC</text:p>
          </table:table-cell>
          <table:table-cell table:formula="of:=IF([.H37]=&quot;-&quot;;0;VLOOKUP([.H37];[$tme.$C$2:.I72];5;0))*[.B37]" office:value-type="float" office:value="0.13742" calcext:value-type="float">
            <text:p>0.137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0, R2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,1k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0805S8F9101T5E</text:p>
          </table:table-cell>
          <table:table-cell table:formula="of:=IF([.H38]=&quot;-&quot;;0;VLOOKUP([.H38];[$tme.$C$2:.I73];5;0))*[.B38]" office:value-type="float" office:value="0.0848" calcext:value-type="float">
            <text:p>0.08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4, R2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 1%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2010_5025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2010W2F1000T4E</text:p>
          </table:table-cell>
          <table:table-cell table:formula="of:=IF([.H39]=&quot;-&quot;;0;VLOOKUP([.H39];[$tme.$C$2:.I74];5;0))*[.B39]" office:value-type="float" office:value="0.93266" calcext:value-type="float">
            <text:p>0.932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0, R32, R31, R33, R34, R36, R35, R37, R40, R38, R41, R39, R44, R42, R45, R43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-</text:p>
          </table:table-cell>
          <table:table-cell table:formula="of:=IF([.H40]=&quot;-&quot;;0;VLOOKUP([.H40];[$tme.$C$2:.I75];5;0))*[.B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V3, RV1, RV2, RV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_POT_TRIM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string" calcext:value-type="string">
            <text:p>Trim-potentiometer</text:p>
          </table:table-cell>
          <table:table-cell/>
          <table:table-cell office:value-type="string" calcext:value-type="string">
            <text:p>T910W-2K</text:p>
          </table:table-cell>
          <table:table-cell table:formula="of:=IF([.H41]=&quot;-&quot;;0;VLOOKUP([.H41];[$tme.$C$2:.I76];5;0))*[.B41]" office:value-type="float" office:value="5.9728" calcext:value-type="float">
            <text:p>5.97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, U4, U5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L072</text:p>
          </table:table-cell>
          <table:table-cell office:value-type="string" calcext:value-type="string">
            <text:p>Package_SO:SO-8_5.3x6.2mm_P1.27mm</text:p>
          </table:table-cell>
          <table:table-cell office:value-type="string" calcext:value-type="string">
            <text:p>Dual Low-Noise JFET-Input Operational Amplifiers, DIP-8/SOIC-8</text:p>
          </table:table-cell>
          <table:table-cell/>
          <table:table-cell office:value-type="string" calcext:value-type="string">
            <text:p>TL072CD</text:p>
          </table:table-cell>
          <table:table-cell table:formula="of:=IF([.H42]=&quot;-&quot;;0;VLOOKUP([.H42];[$tme.$C$2:.I77];5;0))*[.B42]" office:value-type="float" office:value="7.4187" calcext:value-type="float">
            <text:p>7.4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4922</text:p>
          </table:table-cell>
          <table:table-cell office:value-type="string" calcext:value-type="string">
            <text:p>m_integrated_circuits:SO14</text:p>
          </table:table-cell>
          <table:table-cell office:value-type="string" calcext:value-type="string">
            <text:p>2-Channel 12-Bit D/A Converters with SPI Interface</text:p>
          </table:table-cell>
          <table:table-cell/>
          <table:table-cell office:value-type="string" calcext:value-type="string">
            <text:p>MCP4922-E/SL</text:p>
          </table:table-cell>
          <table:table-cell table:formula="of:=IF([.H43]=&quot;-&quot;;0;VLOOKUP([.H43];[$tme.$C$2:.I78];5;0))*[.B43]" office:value-type="float" office:value="12.3369" calcext:value-type="float">
            <text:p>12.33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FX91041EJV50</text:p>
          </table:table-cell>
          <table:table-cell office:value-type="string" calcext:value-type="string">
            <text:p>m_integrated_circuits:Infineon_PG-DSO-8-43</text:p>
          </table:table-cell>
          <table:table-cell table:number-columns-repeated="2"/>
          <table:table-cell office:value-type="string" calcext:value-type="string">
            <text:p>IFX91041EJV50</text:p>
          </table:table-cell>
          <table:table-cell table:formula="of:=IF([.H44]=&quot;-&quot;;0;VLOOKUP([.H44];[$tme.$C$2:.I79];5;0))*[.B44]" office:value-type="float" office:value="6.027" calcext:value-type="float">
            <text:p>6.027</text:p>
          </table:table-cell>
          <table:table-cell table:number-columns-repeated="6"/>
        </table:table-row>
      </table:table>
      <table:table table:name="Dokumentacja" table:style-name="ta1">
        <table:table-column table:style-name="co14" table:default-cell-style-name="Default"/>
        <table:table-column table:style-name="co15" table:default-cell-style-name="ce3"/>
        <table:table-column table:style-name="co16" table:default-cell-style-name="Default"/>
        <table:table-column table:style-name="co17" table:default-cell-style-name="ce5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0" table:number-columns-repeated="5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Ilość</text:p>
          </table:table-cell>
          <table:table-cell office:value-type="string" calcext:value-type="string">
            <text:p>Wartość</text:p>
          </table:table-cell>
          <table:table-cell office:value-type="string" calcext:value-type="string">
            <text:p>Obudowa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Numer części (TME)</text:p>
          </table:table-cell>
          <table:table-cell office:value-type="string" calcext:value-type="string">
            <text:p>Kos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6.3x5.3mm</text:p>
          </table:table-cell>
          <table:table-cell office:value-type="string" calcext:value-type="string">
            <text:p>Kondensator ceramiczny</text:p>
          </table:table-cell>
          <table:table-cell office:value-type="string" calcext:value-type="string">
            <text:p>SC1H106M6L005VR</text:p>
          </table:table-cell>
          <table:table-cell table:formula="of:=IF([.F2]=&quot;-&quot;;0;VLOOKUP([.F2];[$tme.$C$2:.I37];5;0))*[.B2]" office:value-type="float" office:value="0.30738" calcext:value-type="float">
            <text:p>0.307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4, C5, C10, C3, C1, C11, C9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 ceramiczny</text:p>
          </table:table-cell>
          <table:table-cell office:value-type="string" calcext:value-type="string">
            <text:p>CL21B104KBCNNNC</text:p>
          </table:table-cell>
          <table:table-cell table:formula="of:=IF([.F3]=&quot;-&quot;;0;VLOOKUP([.F3];[$tme.$C$2:.I38];5;0))*[.B3]" office:value-type="float" office:value="0.58744" calcext:value-type="float">
            <text:p>0.587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 ceramiczny</text:p>
          </table:table-cell>
          <table:table-cell office:value-type="string" calcext:value-type="string">
            <text:p>CL21B223KBANNNC</text:p>
          </table:table-cell>
          <table:table-cell table:formula="of:=IF([.F4]=&quot;-&quot;;0;VLOOKUP([.F4];[$tme.$C$2:.I39];5;0))*[.B4]" office:value-type="float" office:value="0.08341" calcext:value-type="float">
            <text:p>0.08341</text:p>
          </table:table-cell>
          <table:table-cell table:number-columns-repeated="4"/>
          <table:table-cell table:style-name="ce1" office:value-type="string" calcext:value-type="string">
            <text:p>sum=</text:p>
          </table:table-cell>
          <table:table-cell table:formula="of:=SUM([.G2:.G43])" office:value-type="float" office:value="51.76532" calcext:value-type="float">
            <text:p>51.76532</text:p>
          </table:table-cell>
        </table:table-row>
        <table:table-row table:style-name="ro1">
          <table:table-cell office:value-type="string" calcext:value-type="string">
            <text:p>C7, C1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 ceramiczny</text:p>
          </table:table-cell>
          <table:table-cell office:value-type="string" calcext:value-type="string">
            <text:p>CL21B224KBFNNNE</text:p>
          </table:table-cell>
          <table:table-cell table:formula="of:=IF([.F5]=&quot;-&quot;;0;VLOOKUP([.F5];[$tme.$C$2:.I40];5;0))*[.B5]" office:value-type="float" office:value="0.17836" calcext:value-type="float">
            <text:p>0.178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6.3x5.3mm</text:p>
          </table:table-cell>
          <table:table-cell office:value-type="string" calcext:value-type="string">
            <text:p>Kondensator elektrolityczny</text:p>
          </table:table-cell>
          <table:table-cell office:value-type="string" calcext:value-type="string">
            <text:p>SC1C107M6L005VR</text:p>
          </table:table-cell>
          <table:table-cell table:formula="of:=IF([.F6]=&quot;-&quot;;0;VLOOKUP([.F6];[$tme.$C$2:.I41];5;0))*[.B6]" office:value-type="float" office:value="0.17467" calcext:value-type="float">
            <text:p>0.174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3, C15, C14, C1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 ceramiczny</text:p>
          </table:table-cell>
          <table:table-cell office:value-type="string" calcext:value-type="string">
            <text:p>CL21C101JBANNNC</text:p>
          </table:table-cell>
          <table:table-cell table:formula="of:=IF([.F7]=&quot;-&quot;;0;VLOOKUP([.F7];[$tme.$C$2:.I42];5;0))*[.B7]" office:value-type="float" office:value="0.33152" calcext:value-type="float">
            <text:p>0.331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, D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; max 50V</text:p>
          </table:table-cell>
          <table:table-cell office:value-type="string" calcext:value-type="string">
            <text:p>MiniMELF</text:p>
          </table:table-cell>
          <table:table-cell office:value-type="string" calcext:value-type="string">
            <text:p>Dioda prostownicza</text:p>
          </table:table-cell>
          <table:table-cell office:value-type="string" calcext:value-type="string">
            <text:p>AL1A</text:p>
          </table:table-cell>
          <table:table-cell table:formula="of:=IF([.F8]=&quot;-&quot;;0;VLOOKUP([.F8];[$tme.$C$2:.I43];5;0))*[.B8]" office:value-type="float" office:value="1.2379" calcext:value-type="float">
            <text:p>1.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3V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ioda Zenera</text:p>
          </table:table-cell>
          <table:table-cell office:value-type="string" calcext:value-type="string">
            <text:p>1SMB5913BT3G</text:p>
          </table:table-cell>
          <table:table-cell table:formula="of:=IF([.F9]=&quot;-&quot;;0;VLOOKUP([.F9];[$tme.$C$2:.I44];5;0))*[.B9]" office:value-type="float" office:value="0.5702" calcext:value-type="float">
            <text:p>0.57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V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Dioda Schottky’ego</text:p>
          </table:table-cell>
          <table:table-cell office:value-type="string" calcext:value-type="string">
            <text:p>SS16A</text:p>
          </table:table-cell>
          <table:table-cell table:formula="of:=IF([.F10]=&quot;-&quot;;0;VLOOKUP([.F10];[$tme.$C$2:.I45];5;0))*[.B10]" office:value-type="float" office:value="0.14366" calcext:value-type="float">
            <text:p>0.143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6, D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6V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ioda Zenera</text:p>
          </table:table-cell>
          <table:table-cell office:value-type="string" calcext:value-type="string">
            <text:p>BZD27C3V6P-E3-08</text:p>
          </table:table-cell>
          <table:table-cell table:formula="of:=IF([.F11]=&quot;-&quot;;0;VLOOKUP([.F11];[$tme.$C$2:.I46];5;0))*[.B11]" office:value-type="float" office:value="1.18544" calcext:value-type="float">
            <text:p>1.18544</text:p>
          </table:table-cell>
          <table:table-cell office:value-type="string" calcext:value-type="string">
            <text:p>replacement:</text:p>
          </table:table-cell>
          <table:table-cell office:value-type="string" calcext:value-type="string">
            <text:p>ON SEMICONDUCTOR MMSZ5227BT1G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7, D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7V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a Zenera</text:p>
          </table:table-cell>
          <table:table-cell office:value-type="string" calcext:value-type="string">
            <text:p>BZX384-B4V7.115</text:p>
          </table:table-cell>
          <table:table-cell table:formula="of:=IF([.F12]=&quot;-&quot;;0;VLOOKUP([.F12];[$tme.$C$2:.I47];5;0))*[.B12]" office:value-type="float" office:value="0.3084" calcext:value-type="float">
            <text:p>0.3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, J5, 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Raster 2,54mm 1x8</text:p>
          </table:table-cell>
          <table:table-cell office:value-type="string" calcext:value-type="string">
            <text:p>Listwa goldpin żeńska</text:p>
          </table:table-cell>
          <table:table-cell table:style-name="ce3" office:value-type="string" calcext:value-type="string">
            <text:p>-</text:p>
          </table:table-cell>
          <table:table-cell table:formula="of:=IF([.F13]=&quot;-&quot;;0;VLOOKUP([.F13];[$tme.$C$2:.I49];5;0))*[.B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Raster 2,54mm 1x6</text:p>
          </table:table-cell>
          <table:table-cell office:value-type="string" calcext:value-type="string">
            <text:p>Listwa goldpin żeńska</text:p>
          </table:table-cell>
          <table:table-cell table:style-name="ce3" office:value-type="string" calcext:value-type="string">
            <text:p>-</text:p>
          </table:table-cell>
          <table:table-cell table:formula="of:=IF([.F14]=&quot;-&quot;;0;VLOOKUP([.F14];[$tme.$C$2:.I50];5;0))*[.B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Raster 2,54mm 1x10</text:p>
          </table:table-cell>
          <table:table-cell office:value-type="string" calcext:value-type="string">
            <text:p>Listwa goldpin żeńska</text:p>
          </table:table-cell>
          <table:table-cell table:style-name="ce3" office:value-type="string" calcext:value-type="string">
            <text:p>-</text:p>
          </table:table-cell>
          <table:table-cell table:formula="of:=IF([.F15]=&quot;-&quot;;0;VLOOKUP([.F15];[$tme.$C$2:.I51];5;0))*[.B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Raster 5.08mm x2</text:p>
          </table:table-cell>
          <table:table-cell office:value-type="string" calcext:value-type="string">
            <text:p>Złącze zaciskowe</text:p>
          </table:table-cell>
          <table:table-cell office:value-type="string" calcext:value-type="string">
            <text:p>DG300-5.0-02P-12-00A(H)</text:p>
          </table:table-cell>
          <table:table-cell table:formula="of:=IF([.F16]=&quot;-&quot;;0;VLOOKUP([.F16];[$tme.$C$2:.I52];5;0))*[.B16]" office:value-type="float" office:value="0.7287" calcext:value-type="float">
            <text:p>0.72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Raster 5.08mm 1x2</text:p>
          </table:table-cell>
          <table:table-cell office:value-type="string" calcext:value-type="string">
            <text:p>Złącze zaciskowe</text:p>
          </table:table-cell>
          <table:table-cell office:value-type="string" calcext:value-type="string">
            <text:p>DG300-5.0-02P-12-00A(H)</text:p>
          </table:table-cell>
          <table:table-cell table:formula="of:=IF([.F17]=&quot;-&quot;;0;VLOOKUP([.F17];[$tme.$C$2:.I53];5;0))*[.B17]" office:value-type="float" office:value="0.7287" calcext:value-type="float">
            <text:p>0.72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Raster 5.08mm 1x2</text:p>
          </table:table-cell>
          <table:table-cell office:value-type="string" calcext:value-type="string">
            <text:p>Złącze zaciskowe</text:p>
          </table:table-cell>
          <table:table-cell office:value-type="string" calcext:value-type="string">
            <text:p>DG300-5.0-02P-12-00A(H)</text:p>
          </table:table-cell>
          <table:table-cell table:formula="of:=IF([.F18]=&quot;-&quot;;0;VLOOKUP([.F18];[$tme.$C$2:.I54];5;0))*[.B18]" office:value-type="float" office:value="0.7287" calcext:value-type="float">
            <text:p>0.72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Raster 5.08mm 1x2</text:p>
          </table:table-cell>
          <table:table-cell office:value-type="string" calcext:value-type="string">
            <text:p>Złącze zaciskowe</text:p>
          </table:table-cell>
          <table:table-cell office:value-type="string" calcext:value-type="string">
            <text:p>DG300-5.0-02P-12-00A(H)</text:p>
          </table:table-cell>
          <table:table-cell table:formula="of:=IF([.F19]=&quot;-&quot;;0;VLOOKUP([.F19];[$tme.$C$2:.I55];5;0))*[.B19]" office:value-type="float" office:value="0.7287" calcext:value-type="float">
            <text:p>0.72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Raster 2,54mm 1x2</text:p>
          </table:table-cell>
          <table:table-cell office:value-type="string" calcext:value-type="string">
            <text:p>Listwa goldpin męska</text:p>
          </table:table-cell>
          <table:table-cell table:style-name="ce3" office:value-type="string" calcext:value-type="string">
            <text:p>-</text:p>
          </table:table-cell>
          <table:table-cell table:formula="of:=IF([.F20]=&quot;-&quot;;0;VLOOKUP([.F20];[$tme.$C$2:.I56];5;0))*[.B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33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Wuerth_6941xx301002</text:p>
          </table:table-cell>
          <table:table-cell office:value-type="string" calcext:value-type="string">
            <text:p>Gniazdo DC okrągłe</text:p>
          </table:table-cell>
          <table:table-cell office:value-type="string" calcext:value-type="string">
            <text:p>NEB 21 R</text:p>
          </table:table-cell>
          <table:table-cell table:formula="of:=IF([.F21]=&quot;-&quot;;0;VLOOKUP([.F21];[$tme.$C$2:.I57];5;0))*[.B21]" office:value-type="float" office:value="2.597" calcext:value-type="float">
            <text:p>2.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P1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Raster 2,54mm 1x3</text:p>
          </table:table-cell>
          <table:table-cell office:value-type="string" calcext:value-type="string">
            <text:p>Listwa goldpin męska</text:p>
          </table:table-cell>
          <table:table-cell table:style-name="ce3" office:value-type="string" calcext:value-type="string">
            <text:p>-</text:p>
          </table:table-cell>
          <table:table-cell table:formula="of:=IF([.F22]=&quot;-&quot;;0;VLOOKUP([.F22];[$tme.$C$2:.I58];5;0))*[.B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P2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Raster 2,54mm 1x3</text:p>
          </table:table-cell>
          <table:table-cell office:value-type="string" calcext:value-type="string">
            <text:p>Listwa goldpin męska</text:p>
          </table:table-cell>
          <table:table-cell table:style-name="ce3" office:value-type="string" calcext:value-type="string">
            <text:p>-</text:p>
          </table:table-cell>
          <table:table-cell table:formula="of:=IF([.F23]=&quot;-&quot;;0;VLOOKUP([.F23];[$tme.$C$2:.I59];5;0))*[.B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1, L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Taiyo-Yuden_MD-5050</text:p>
          </table:table-cell>
          <table:table-cell office:value-type="string" calcext:value-type="string">
            <text:p>Cewka</text:p>
          </table:table-cell>
          <table:table-cell office:value-type="string" calcext:value-type="string">
            <text:p>DJNR5040-470-S</text:p>
          </table:table-cell>
          <table:table-cell table:formula="of:=IF([.F24]=&quot;-&quot;;0;VLOOKUP([.F24];[$tme.$C$2:.I60];5;0))*[.B24]" office:value-type="float" office:value="1.8464" calcext:value-type="float">
            <text:p>1.84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_Vin1, LED_Vin2, PWR2, PWR1, 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1206 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5-21UYC/S530-A2/TR8</text:p>
          </table:table-cell>
          <table:table-cell table:formula="of:=IF([.F25]=&quot;-&quot;;0;VLOOKUP([.F25];[$tme.$C$2:.I61];5;0))*[.B25]" office:value-type="float" office:value="2.7276" calcext:value-type="float">
            <text:p>2.7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4, Q2, Q1, Q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V; 0,1A; 0,3W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Tranzystor NPN</text:p>
          </table:table-cell>
          <table:table-cell office:value-type="string" calcext:value-type="string">
            <text:p>BC848AE6327</text:p>
          </table:table-cell>
          <table:table-cell table:formula="of:=IF([.F26]=&quot;-&quot;;0;VLOOKUP([.F26];[$tme.$C$2:.I62];5;0))*[.B26]" office:value-type="float" office:value="0.428" calcext:value-type="float">
            <text:p>0.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5, Q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V; 1A; 2W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Tranzystor PNP</text:p>
          </table:table-cell>
          <table:table-cell office:value-type="string" calcext:value-type="string">
            <text:p>BCP5116TA</text:p>
          </table:table-cell>
          <table:table-cell table:formula="of:=IF([.F27]=&quot;-&quot;;0;VLOOKUP([.F27];[$tme.$C$2:.I63];5;0))*[.B27]" office:value-type="float" office:value="1.0071" calcext:value-type="float">
            <text:p>1.0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1206S4J0104T5E</text:p>
          </table:table-cell>
          <table:table-cell table:formula="of:=IF([.F28]=&quot;-&quot;;0;VLOOKUP([.F28];[$tme.$C$2:.I64];5;0))*[.B28]" office:value-type="float" office:value="0.06547" calcext:value-type="float">
            <text:p>0.065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0805S8J0302T5E</text:p>
          </table:table-cell>
          <table:table-cell table:formula="of:=IF([.F29]=&quot;-&quot;;0;VLOOKUP([.F29];[$tme.$C$2:.I65];5;0))*[.B29]" office:value-type="float" office:value="0.0683" calcext:value-type="float">
            <text:p>0.06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, R5, R6, R4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0805S8J0102T5E</text:p>
          </table:table-cell>
          <table:table-cell table:formula="of:=IF([.F30]=&quot;-&quot;;0;VLOOKUP([.F30];[$tme.$C$2:.I66];5;0))*[.B30]" office:value-type="float" office:value="0.2694" calcext:value-type="float">
            <text:p>0.2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0805S8F2202T5E</text:p>
          </table:table-cell>
          <table:table-cell table:formula="of:=IF([.F31]=&quot;-&quot;;0;VLOOKUP([.F31];[$tme.$C$2:.I67];5;0))*[.B31]" office:value-type="float" office:value="0.07721" calcext:value-type="float">
            <text:p>0.077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8, R9, 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2010W2F1000T4E</text:p>
          </table:table-cell>
          <table:table-cell table:formula="of:=IF([.F32]=&quot;-&quot;;0;VLOOKUP([.F32];[$tme.$C$2:.I68];5;0))*[.B32]" office:value-type="float" office:value="0.93266" calcext:value-type="float">
            <text:p>0.932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2, R22, R10, R13, R23, R11, R2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RC0805JR-0710KL</text:p>
          </table:table-cell>
          <table:table-cell table:formula="of:=IF([.F33]=&quot;-&quot;;0;VLOOKUP([.F33];[$tme.$C$2:.I69];5;0))*[.B33]" office:value-type="float" office:value="0.4039" calcext:value-type="float">
            <text:p>0.40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4, R28, R26, R16, R29, R27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 1%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0805S8F9101T5E</text:p>
          </table:table-cell>
          <table:table-cell table:formula="of:=IF([.F34]=&quot;-&quot;;0;VLOOKUP([.F34];[$tme.$C$2:.I70];5;0))*[.B34]" office:value-type="float" office:value="0.2544" calcext:value-type="float">
            <text:p>0.25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5, R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2k 1%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0805S8F2201T5E</text:p>
          </table:table-cell>
          <table:table-cell table:formula="of:=IF([.F35]=&quot;-&quot;;0;VLOOKUP([.F35];[$tme.$C$2:.I71];5;0))*[.B35]" office:value-type="float" office:value="0.15442" calcext:value-type="float">
            <text:p>0.154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8, R1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CRCW080510K0FKTABC</text:p>
          </table:table-cell>
          <table:table-cell table:formula="of:=IF([.F36]=&quot;-&quot;;0;VLOOKUP([.F36];[$tme.$C$2:.I72];5;0))*[.B36]" office:value-type="float" office:value="0.13742" calcext:value-type="float">
            <text:p>0.137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0, R2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,1k 1%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0805S8F9101T5E</text:p>
          </table:table-cell>
          <table:table-cell table:formula="of:=IF([.F37]=&quot;-&quot;;0;VLOOKUP([.F37];[$tme.$C$2:.I73];5;0))*[.B37]" office:value-type="float" office:value="0.0848" calcext:value-type="float">
            <text:p>0.08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4, R2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 1% 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2010W2F1000T4E</text:p>
          </table:table-cell>
          <table:table-cell table:formula="of:=IF([.F38]=&quot;-&quot;;0;VLOOKUP([.F38];[$tme.$C$2:.I74];5;0))*[.B38]" office:value-type="float" office:value="0.93266" calcext:value-type="float">
            <text:p>0.932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V3, RV1, RV2, RV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Bourns_3296W_Vertical</text:p>
          </table:table-cell>
          <table:table-cell office:value-type="string" calcext:value-type="string">
            <text:p>Potencjometr montażowy</text:p>
          </table:table-cell>
          <table:table-cell office:value-type="string" calcext:value-type="string">
            <text:p>T910W-2K</text:p>
          </table:table-cell>
          <table:table-cell table:formula="of:=IF([.F39]=&quot;-&quot;;0;VLOOKUP([.F39];[$tme.$C$2:.I76];5;0))*[.B39]" office:value-type="float" office:value="5.9728" calcext:value-type="float">
            <text:p>5.97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, U4, U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5/+15V </text:p>
          </table:table-cell>
          <table:table-cell office:value-type="string" calcext:value-type="string">
            <text:p>DIP-8/SOIC-8</text:p>
          </table:table-cell>
          <table:table-cell office:value-type="string" calcext:value-type="string">
            <text:p>Wzmacniacz operacyjny</text:p>
          </table:table-cell>
          <table:table-cell office:value-type="string" calcext:value-type="string">
            <text:p>TL072CD</text:p>
          </table:table-cell>
          <table:table-cell table:formula="of:=IF([.F40]=&quot;-&quot;;0;VLOOKUP([.F40];[$tme.$C$2:.I77];5;0))*[.B40]" office:value-type="float" office:value="7.4187" calcext:value-type="float">
            <text:p>7.4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bit; SPI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Przetwornik DAC</text:p>
          </table:table-cell>
          <table:table-cell office:value-type="string" calcext:value-type="string">
            <text:p>MCP4922-E/SL</text:p>
          </table:table-cell>
          <table:table-cell table:formula="of:=IF([.F41]=&quot;-&quot;;0;VLOOKUP([.F41];[$tme.$C$2:.I78];5;0))*[.B41]" office:value-type="float" office:value="12.3369" calcext:value-type="float">
            <text:p>12.33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5V; 1,8A <text:s/></text:p>
          </table:table-cell>
          <table:table-cell office:value-type="string" calcext:value-type="string">
            <text:p>Infineon_PG-DSO-8-43</text:p>
          </table:table-cell>
          <table:table-cell office:value-type="string" calcext:value-type="string">
            <text:p>Przetwornica step-down</text:p>
          </table:table-cell>
          <table:table-cell office:value-type="string" calcext:value-type="string">
            <text:p>IFX91041EJV50</text:p>
          </table:table-cell>
          <table:table-cell table:formula="of:=IF([.F42]=&quot;-&quot;;0;VLOOKUP([.F42];[$tme.$C$2:.I79];5;0))*[.B42]" office:value-type="float" office:value="6.027" calcext:value-type="float">
            <text:p>6.027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SUM([.B7:.B42])" office:value-type="float" office:value="75" calcext:value-type="float">
            <text:p>75</text:p>
          </table:table-cell>
          <table:table-cell table:number-columns-repeated="11"/>
        </table:table-row>
        <table:table-row table:style-name="ro1" table:number-rows-repeated="104853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ivot-table" table:style-name="ta1">
        <table:table-column table:style-name="co10" table:default-cell-style-name="ce7"/>
        <table:table-column table:style-name="co10" table:number-columns-repeated="8" table:default-cell-style-name="ce10"/>
        <table:table-column table:style-name="co10" table:default-cell-style-name="ce14"/>
        <table:table-row table:style-name="ro1" table:number-rows-repeated="3">
          <table:table-cell table:style-name="Default" table:number-columns-repeated="10"/>
        </table:table-row>
        <table:table-row table:style-name="ro1">
          <table:table-cell table:style-name="ce6" office:value-type="string" calcext:value-type="string">
            <text:p>l.p.</text:p>
          </table:table-cell>
          <table:table-cell table:style-name="ce9" office:value-type="string" calcext:value-type="string">
            <text:p>Symbol</text:p>
          </table:table-cell>
          <table:table-cell table:style-name="ce9" office:value-type="string" calcext:value-type="string">
            <text:p>Oznaczenie producenta</text:p>
          </table:table-cell>
          <table:table-cell table:style-name="ce9" office:value-type="string" calcext:value-type="string">
            <text:p>Producent</text:p>
          </table:table-cell>
          <table:table-cell table:style-name="ce9" office:value-type="string" calcext:value-type="string">
            <text:p>Ilość</text:p>
          </table:table-cell>
          <table:table-cell table:style-name="ce9" office:value-type="string" calcext:value-type="string">
            <text:p>Jednostka</text:p>
          </table:table-cell>
          <table:table-cell table:style-name="ce9" office:value-type="string" calcext:value-type="string">
            <text:p>Cena brutto</text:p>
          </table:table-cell>
          <table:table-cell table:style-name="ce9" office:value-type="string" calcext:value-type="string">
            <text:p>Wartość brutto</text:p>
          </table:table-cell>
          <table:table-cell table:style-name="ce9" office:value-type="string" calcext:value-type="string">
            <text:p>Waluta</text:p>
          </table:table-cell>
          <table:table-cell table:style-name="ce13" office:value-type="string" calcext:value-type="string">
            <text:p>(empty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21C101JBANNNC</text:p>
          </table:table-cell>
          <table:table-cell office:value-type="string" calcext:value-type="string">
            <text:p>SAMSU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8288" calcext:value-type="float">
            <text:p>0.08288</text:p>
          </table:table-cell>
          <table:table-cell office:value-type="float" office:value="8.288" calcext:value-type="float">
            <text:p>8.288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0805C223K5RACAUTO</text:p>
          </table:table-cell>
          <table:table-cell office:value-type="string" calcext:value-type="string">
            <text:p>KEM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t</text:p>
          </table:table-cell>
          <table:table-cell office:value-type="float" office:value="0.29216" calcext:value-type="float">
            <text:p>0.29216</text:p>
          </table:table-cell>
          <table:table-cell office:value-type="float" office:value="2.9216" calcext:value-type="float">
            <text:p>2.9216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G300-5.0-2P12</text:p>
          </table:table-cell>
          <table:table-cell office:value-type="string" calcext:value-type="string">
            <text:p>DG300-5.0-02P-12-00A(H)</text:p>
          </table:table-cell>
          <table:table-cell office:value-type="string" calcext:value-type="string">
            <text:p>DEGSON ELECTRONIC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t</text:p>
          </table:table-cell>
          <table:table-cell office:value-type="float" office:value="0.7287" calcext:value-type="float">
            <text:p>0.7287</text:p>
          </table:table-cell>
          <table:table-cell office:value-type="float" office:value="7.287" calcext:value-type="float">
            <text:p>7.287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P05-1K1%</text:p>
          </table:table-cell>
          <table:table-cell office:value-type="string" calcext:value-type="string">
            <text:p>HP05W3F1001T5E</text:p>
          </table:table-cell>
          <table:table-cell office:value-type="string" calcext:value-type="string">
            <text:p>ROYAL OH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zt</text:p>
          </table:table-cell>
          <table:table-cell office:value-type="float" office:value="0.19454" calcext:value-type="float">
            <text:p>0.19454</text:p>
          </table:table-cell>
          <table:table-cell office:value-type="float" office:value="9.727" calcext:value-type="float">
            <text:p>9.727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CP4922-E/SL</text:p>
          </table:table-cell>
          <table:table-cell office:value-type="string" calcext:value-type="string">
            <text:p>MICROCHIP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t</text:p>
          </table:table-cell>
          <table:table-cell office:value-type="float" office:value="12.3369" calcext:value-type="float">
            <text:p>12.3369</text:p>
          </table:table-cell>
          <table:table-cell office:value-type="float" office:value="37.0107" calcext:value-type="float">
            <text:p>37.0107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CP5116TA</text:p>
          </table:table-cell>
          <table:table-cell office:value-type="string" calcext:value-type="string">
            <text:p>DIODES INCORPORA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t</text:p>
          </table:table-cell>
          <table:table-cell office:value-type="float" office:value="0.50355" calcext:value-type="float">
            <text:p>0.50355</text:p>
          </table:table-cell>
          <table:table-cell office:value-type="float" office:value="5.0355" calcext:value-type="float">
            <text:p>5.0355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C848AE6327</text:p>
          </table:table-cell>
          <table:table-cell office:value-type="string" calcext:value-type="string">
            <text:p>INFINEON TECHNOLOGI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zt</text:p>
          </table:table-cell>
          <table:table-cell office:value-type="float" office:value="0.107" calcext:value-type="float">
            <text:p>0.107</text:p>
          </table:table-cell>
          <table:table-cell office:value-type="float" office:value="2.675" calcext:value-type="float">
            <text:p>2.675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L072CD</text:p>
          </table:table-cell>
          <table:table-cell office:value-type="string" calcext:value-type="string">
            <text:p>TEXAS INSTRUME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t</text:p>
          </table:table-cell>
          <table:table-cell office:value-type="float" office:value="2.4729" calcext:value-type="float">
            <text:p>2.4729</text:p>
          </table:table-cell>
          <table:table-cell office:value-type="float" office:value="24.729" calcext:value-type="float">
            <text:p>24.729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ZD27C3V6P-E3-08</text:p>
          </table:table-cell>
          <table:table-cell office:value-type="string" calcext:value-type="string">
            <text:p>VISH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t</text:p>
          </table:table-cell>
          <table:table-cell office:value-type="float" office:value="0.59272" calcext:value-type="float">
            <text:p>0.59272</text:p>
          </table:table-cell>
          <table:table-cell office:value-type="float" office:value="5.9272" calcext:value-type="float">
            <text:p>5.9272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MD2010-100R-1%</text:p>
          </table:table-cell>
          <table:table-cell office:value-type="string" calcext:value-type="string">
            <text:p>2010W2F1000T4E</text:p>
          </table:table-cell>
          <table:table-cell office:value-type="string" calcext:value-type="string">
            <text:p>ROYAL OH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t</text:p>
          </table:table-cell>
          <table:table-cell office:value-type="float" office:value="0.46633" calcext:value-type="float">
            <text:p>0.46633</text:p>
          </table:table-cell>
          <table:table-cell office:value-type="float" office:value="4.6633" calcext:value-type="float">
            <text:p>4.6633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IFX91041EJV50</text:p>
          </table:table-cell>
          <table:table-cell office:value-type="string" calcext:value-type="string">
            <text:p>INFINEON TECHNOLOG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t</text:p>
          </table:table-cell>
          <table:table-cell office:value-type="float" office:value="6.027" calcext:value-type="float">
            <text:p>6.027</text:p>
          </table:table-cell>
          <table:table-cell office:value-type="float" office:value="18.081" calcext:value-type="float">
            <text:p>18.081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DJNR5040-470-S</text:p>
          </table:table-cell>
          <table:table-cell office:value-type="string" calcext:value-type="string">
            <text:p>FERROCO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zt</text:p>
          </table:table-cell>
          <table:table-cell office:value-type="float" office:value="0.9232" calcext:value-type="float">
            <text:p>0.9232</text:p>
          </table:table-cell>
          <table:table-cell office:value-type="float" office:value="5.5392" calcext:value-type="float">
            <text:p>5.5392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1N5333BG</text:p>
          </table:table-cell>
          <table:table-cell office:value-type="string" calcext:value-type="string">
            <text:p>ON SEMICONDUC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t</text:p>
          </table:table-cell>
          <table:table-cell office:value-type="float" office:value="1.0438" calcext:value-type="float">
            <text:p>1.0438</text:p>
          </table:table-cell>
          <table:table-cell office:value-type="float" office:value="5.219" calcext:value-type="float">
            <text:p>5.219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1-21SURC/S530-A2</text:p>
          </table:table-cell>
          <table:table-cell office:value-type="string" calcext:value-type="string">
            <text:p>11-21SURC/S530-A2/TR8</text:p>
          </table:table-cell>
          <table:table-cell office:value-type="string" calcext:value-type="string">
            <text:p>EVERLIGH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t</text:p>
          </table:table-cell>
          <table:table-cell office:value-type="float" office:value="0.58747" calcext:value-type="float">
            <text:p>0.58747</text:p>
          </table:table-cell>
          <table:table-cell office:value-type="float" office:value="5.8747" calcext:value-type="float">
            <text:p>5.8747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5-21UYC/S530-A2</text:p>
          </table:table-cell>
          <table:table-cell office:value-type="string" calcext:value-type="string">
            <text:p>15-21UYC/S530-A2/TR8</text:p>
          </table:table-cell>
          <table:table-cell office:value-type="string" calcext:value-type="string">
            <text:p>EVERLIGH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t</text:p>
          </table:table-cell>
          <table:table-cell office:value-type="float" office:value="0.6819" calcext:value-type="float">
            <text:p>0.6819</text:p>
          </table:table-cell>
          <table:table-cell office:value-type="float" office:value="6.819" calcext:value-type="float">
            <text:p>6.819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CL21B224KBFNNNE</text:p>
          </table:table-cell>
          <table:table-cell office:value-type="string" calcext:value-type="string">
            <text:p>SAMSU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8918" calcext:value-type="float">
            <text:p>0.08918</text:p>
          </table:table-cell>
          <table:table-cell office:value-type="float" office:value="8.918" calcext:value-type="float">
            <text:p>8.918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MD0805-22K-1%</text:p>
          </table:table-cell>
          <table:table-cell office:value-type="string" calcext:value-type="string">
            <text:p>0805S8F2202T5E</text:p>
          </table:table-cell>
          <table:table-cell office:value-type="string" calcext:value-type="string">
            <text:p>ROYAL OH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7721" calcext:value-type="float">
            <text:p>0.07721</text:p>
          </table:table-cell>
          <table:table-cell office:value-type="float" office:value="7.721" calcext:value-type="float">
            <text:p>7.721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FX91041EJV33</text:p>
          </table:table-cell>
          <table:table-cell office:value-type="string" calcext:value-type="string">
            <text:p>IFX91041EJV33XUMA1</text:p>
          </table:table-cell>
          <table:table-cell office:value-type="string" calcext:value-type="string">
            <text:p>INFINEON TECHNOLOG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t</text:p>
          </table:table-cell>
          <table:table-cell office:value-type="float" office:value="5.0307" calcext:value-type="float">
            <text:p>5.0307</text:p>
          </table:table-cell>
          <table:table-cell office:value-type="float" office:value="10.0614" calcext:value-type="float">
            <text:p>10.0614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SC1H106M6L005VR</text:p>
          </table:table-cell>
          <table:table-cell office:value-type="string" calcext:value-type="string">
            <text:p>SAMWH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zt</text:p>
          </table:table-cell>
          <table:table-cell office:value-type="float" office:value="0.30738" calcext:value-type="float">
            <text:p>0.30738</text:p>
          </table:table-cell>
          <table:table-cell office:value-type="float" office:value="7.6845" calcext:value-type="float">
            <text:p>7.6845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SC1C107M6L005VR</text:p>
          </table:table-cell>
          <table:table-cell office:value-type="string" calcext:value-type="string">
            <text:p>SAMWH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zt</text:p>
          </table:table-cell>
          <table:table-cell office:value-type="float" office:value="0.17467" calcext:value-type="float">
            <text:p>0.17467</text:p>
          </table:table-cell>
          <table:table-cell office:value-type="float" office:value="4.36675" calcext:value-type="float">
            <text:p>4.36675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SYS1530-1224-W2E</text:p>
          </table:table-cell>
          <table:table-cell office:value-type="string" calcext:value-type="string">
            <text:p>SU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t</text:p>
          </table:table-cell>
          <table:table-cell table:number-columns-repeated="2" office:value-type="float" office:value="36.9" calcext:value-type="float">
            <text:p>36.9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B21R</text:p>
          </table:table-cell>
          <table:table-cell office:value-type="string" calcext:value-type="string">
            <text:p>NEB 21 R</text:p>
          </table:table-cell>
          <table:table-cell office:value-type="string" calcext:value-type="string">
            <text:p>LUM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t</text:p>
          </table:table-cell>
          <table:table-cell table:number-columns-repeated="2" office:value-type="float" office:value="2.597" calcext:value-type="float">
            <text:p>2.597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MD0805-2K2-1%</text:p>
          </table:table-cell>
          <table:table-cell office:value-type="string" calcext:value-type="string">
            <text:p>0805S8F2201T5E</text:p>
          </table:table-cell>
          <table:table-cell office:value-type="string" calcext:value-type="string">
            <text:p>ROYAL OH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7721" calcext:value-type="float">
            <text:p>0.07721</text:p>
          </table:table-cell>
          <table:table-cell office:value-type="float" office:value="7.721" calcext:value-type="float">
            <text:p>7.721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T910W-2K</text:p>
          </table:table-cell>
          <table:table-cell office:value-type="string" calcext:value-type="string">
            <text:p>SR PASS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t</text:p>
          </table:table-cell>
          <table:table-cell office:value-type="float" office:value="1.4932" calcext:value-type="float">
            <text:p>1.4932</text:p>
          </table:table-cell>
          <table:table-cell office:value-type="float" office:value="14.932" calcext:value-type="float">
            <text:p>14.932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CL21B104KBCNNNC</text:p>
          </table:table-cell>
          <table:table-cell office:value-type="string" calcext:value-type="string">
            <text:p>SAMSU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8392" calcext:value-type="float">
            <text:p>0.08392</text:p>
          </table:table-cell>
          <table:table-cell office:value-type="float" office:value="8.392" calcext:value-type="float">
            <text:p>8.392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1A-DIO</text:p>
          </table:table-cell>
          <table:table-cell office:value-type="string" calcext:value-type="string">
            <text:p>AL1A</text:p>
          </table:table-cell>
          <table:table-cell office:value-type="string" calcext:value-type="string">
            <text:p>DIOTEC SEMICONDUC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t</text:p>
          </table:table-cell>
          <table:table-cell office:value-type="float" office:value="0.61895" calcext:value-type="float">
            <text:p>0.61895</text:p>
          </table:table-cell>
          <table:table-cell office:value-type="float" office:value="3.09475" calcext:value-type="float">
            <text:p>3.09475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ZX384-B4V7.115</text:p>
          </table:table-cell>
          <table:table-cell office:value-type="string" calcext:value-type="string">
            <text:p>NEXPER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zt</text:p>
          </table:table-cell>
          <table:table-cell office:value-type="float" office:value="0.1542" calcext:value-type="float">
            <text:p>0.1542</text:p>
          </table:table-cell>
          <table:table-cell office:value-type="float" office:value="3.084" calcext:value-type="float">
            <text:p>3.084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MOF1WS-100K</text:p>
          </table:table-cell>
          <table:table-cell office:value-type="string" calcext:value-type="string">
            <text:p>SR PASSIV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zt</text:p>
          </table:table-cell>
          <table:table-cell office:value-type="float" office:value="0.17899" calcext:value-type="float">
            <text:p>0.17899</text:p>
          </table:table-cell>
          <table:table-cell office:value-type="float" office:value="3.5798" calcext:value-type="float">
            <text:p>3.5798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C0805JR-0710K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YAGE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577" calcext:value-type="float">
            <text:p>0.0577</text:p>
          </table:table-cell>
          <table:table-cell office:value-type="float" office:value="5.77" calcext:value-type="float">
            <text:p>5.77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MD0805-3K</text:p>
          </table:table-cell>
          <table:table-cell office:value-type="string" calcext:value-type="string">
            <text:p>0805S8J0302T5E</text:p>
          </table:table-cell>
          <table:table-cell office:value-type="string" calcext:value-type="string">
            <text:p>ROYAL OH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683" calcext:value-type="float">
            <text:p>0.0683</text:p>
          </table:table-cell>
          <table:table-cell office:value-type="float" office:value="6.83" calcext:value-type="float">
            <text:p>6.83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MD0805-1K</text:p>
          </table:table-cell>
          <table:table-cell office:value-type="string" calcext:value-type="string">
            <text:p>0805S8J0102T5E</text:p>
          </table:table-cell>
          <table:table-cell office:value-type="string" calcext:value-type="string">
            <text:p>ROYAL OH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6735" calcext:value-type="float">
            <text:p>0.06735</text:p>
          </table:table-cell>
          <table:table-cell office:value-type="float" office:value="6.735" calcext:value-type="float">
            <text:p>6.735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CRCW080510K0FKTABC</text:p>
          </table:table-cell>
          <table:table-cell office:value-type="string" calcext:value-type="string">
            <text:p>VISHA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6871" calcext:value-type="float">
            <text:p>0.06871</text:p>
          </table:table-cell>
          <table:table-cell office:value-type="float" office:value="6.871" calcext:value-type="float">
            <text:p>6.871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MD1206-100K</text:p>
          </table:table-cell>
          <table:table-cell office:value-type="string" calcext:value-type="string">
            <text:p>1206S4J0104T5E</text:p>
          </table:table-cell>
          <table:table-cell office:value-type="string" calcext:value-type="string">
            <text:p>ROYAL OH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6547" calcext:value-type="float">
            <text:p>0.06547</text:p>
          </table:table-cell>
          <table:table-cell office:value-type="float" office:value="6.547" calcext:value-type="float">
            <text:p>6.547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1SMB5913BT3G</text:p>
          </table:table-cell>
          <table:table-cell office:value-type="string" calcext:value-type="string">
            <text:p>ON SEMICONDUC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t</text:p>
          </table:table-cell>
          <table:table-cell office:value-type="float" office:value="0.5702" calcext:value-type="float">
            <text:p>0.5702</text:p>
          </table:table-cell>
          <table:table-cell office:value-type="float" office:value="2.851" calcext:value-type="float">
            <text:p>2.851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S16A-YAN</text:p>
          </table:table-cell>
          <table:table-cell office:value-type="string" calcext:value-type="string">
            <text:p>SS16A</text:p>
          </table:table-cell>
          <table:table-cell office:value-type="string" calcext:value-type="string">
            <text:p>YANGJIE TECHNOLOG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zt</text:p>
          </table:table-cell>
          <table:table-cell office:value-type="float" office:value="0.14366" calcext:value-type="float">
            <text:p>0.14366</text:p>
          </table:table-cell>
          <table:table-cell office:value-type="float" office:value="2.8732" calcext:value-type="float">
            <text:p>2.8732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MD0805-9K1-1%</text:p>
          </table:table-cell>
          <table:table-cell office:value-type="string" calcext:value-type="string">
            <text:p>0805S8F9101T5E</text:p>
          </table:table-cell>
          <table:table-cell office:value-type="string" calcext:value-type="string">
            <text:p>ROYAL OH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zt</text:p>
          </table:table-cell>
          <table:table-cell office:value-type="float" office:value="0.0424" calcext:value-type="float">
            <text:p>0.0424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PLN</text:p>
          </table:table-cell>
          <table:table-cell/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1" table:number-columns-repeated="7"/>
          <table:table-cell table:style-name="ce12"/>
          <table:table-cell table:style-name="ce15"/>
        </table:table-row>
      </table:table>
      <table:named-expressions/>
      <table:data-pilot-tables>
        <table:data-pilot-table table:name="DataPilot1" table:application-data="" table:target-range-address="'pivot-table'.A4:'pivot-table'.J41" table:buttons="'pivot-table'.A4 'pivot-table'.B4 'pivot-table'.C4 'pivot-table'.D4 'pivot-table'.E4 'pivot-table'.F4 'pivot-table'.G4 'pivot-table'.H4 'pivot-table'.I4" table:show-filter-button="false" table:drill-down-on-double-click="false">
          <table:source-cell-range table:cell-range-address="tme.A1:tme.I3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.p.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ymbol" table:orientation="row" table:used-hierarchy="0" table:function="auto">
            <table:data-pilot-level table:show-empty="false" calcext:repeat-item-labels="false">
              <table:data-pilot-members>
                <table:data-pilot-member table:name="TL072CD" table:display="true" table:show-details="true"/>
                <table:data-pilot-member table:name="T910W-2K" table:display="true" table:show-details="true"/>
                <table:data-pilot-member table:name="SYS1530-1224-W2E" table:display="true" table:show-details="true"/>
                <table:data-pilot-member table:name="SS16A-YAN" table:display="true" table:show-details="true"/>
                <table:data-pilot-member table:name="SMD2010-100R-1%" table:display="true" table:show-details="true"/>
                <table:data-pilot-member table:name="SMD1206-100K" table:display="true" table:show-details="true"/>
                <table:data-pilot-member table:name="SMD0805-9K1-1%" table:display="true" table:show-details="true"/>
                <table:data-pilot-member table:name="SMD0805-3K" table:display="true" table:show-details="true"/>
                <table:data-pilot-member table:name="SMD0805-2K2-1%" table:display="true" table:show-details="true"/>
                <table:data-pilot-member table:name="SMD0805-22K-1%" table:display="true" table:show-details="true"/>
                <table:data-pilot-member table:name="SMD0805-1K" table:display="true" table:show-details="true"/>
                <table:data-pilot-member table:name="SC1H106M6L005VR" table:display="true" table:show-details="true"/>
                <table:data-pilot-member table:name="SC1C107M6L005VR" table:display="true" table:show-details="true"/>
                <table:data-pilot-member table:name="RC0805JR-0710K" table:display="true" table:show-details="true"/>
                <table:data-pilot-member table:name="NEB21R" table:display="true" table:show-details="true"/>
                <table:data-pilot-member table:name="MOF1WS-100K" table:display="true" table:show-details="true"/>
                <table:data-pilot-member table:name="MCP4922-E/SL" table:display="true" table:show-details="true"/>
                <table:data-pilot-member table:name="IFX91041EJV50" table:display="true" table:show-details="true"/>
                <table:data-pilot-member table:name="IFX91041EJV33" table:display="true" table:show-details="true"/>
                <table:data-pilot-member table:name="HP05-1K1%" table:display="true" table:show-details="true"/>
                <table:data-pilot-member table:name="DJNR5040-470-S" table:display="true" table:show-details="true"/>
                <table:data-pilot-member table:name="DG300-5.0-2P12" table:display="true" table:show-details="true"/>
                <table:data-pilot-member table:name="CRCW080510K0FKTABC" table:display="true" table:show-details="true"/>
                <table:data-pilot-member table:name="CL21C101JBANNNC" table:display="true" table:show-details="true"/>
                <table:data-pilot-member table:name="CL21B224KBFNNNE" table:display="true" table:show-details="true"/>
                <table:data-pilot-member table:name="CL21B104KBCNNNC" table:display="true" table:show-details="true"/>
                <table:data-pilot-member table:name="C0805C223K5RACAUTO" table:display="true" table:show-details="true"/>
                <table:data-pilot-member table:name="BZX384-B4V7.115" table:display="true" table:show-details="true"/>
                <table:data-pilot-member table:name="BZD27C3V6P-E3-08" table:display="true" table:show-details="true"/>
                <table:data-pilot-member table:name="BCP5116TA" table:display="true" table:show-details="true"/>
                <table:data-pilot-member table:name="BC848AE6327" table:display="true" table:show-details="true"/>
                <table:data-pilot-member table:name="AL1A-DIO" table:display="true" table:show-details="true"/>
                <table:data-pilot-member table:name="1SMB5913BT3G" table:display="true" table:show-details="true"/>
                <table:data-pilot-member table:name="1N5333BG" table:display="true" table:show-details="true"/>
                <table:data-pilot-member table:name="15-21UYC/S530-A2" table:display="true" table:show-details="true"/>
                <table:data-pilot-member table:name="11-21SURC/S530-A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znaczenie producenta" table:orientation="row" table:used-hierarchy="0" table:function="auto">
            <table:data-pilot-level table:show-empty="false" calcext:repeat-item-labels="false">
              <table:data-pilot-members>
                <table:data-pilot-member table:name="0805S8F2201T5E" table:display="true" table:show-details="true"/>
                <table:data-pilot-member table:name="0805S8F2202T5E" table:display="true" table:show-details="true"/>
                <table:data-pilot-member table:name="0805S8F9101T5E" table:display="true" table:show-details="true"/>
                <table:data-pilot-member table:name="0805S8J0102T5E" table:display="true" table:show-details="true"/>
                <table:data-pilot-member table:name="0805S8J0302T5E" table:display="true" table:show-details="true"/>
                <table:data-pilot-member table:name="11-21SURC/S530-A2/TR8" table:display="true" table:show-details="true"/>
                <table:data-pilot-member table:name="1206S4J0104T5E" table:display="true" table:show-details="true"/>
                <table:data-pilot-member table:name="15-21UYC/S530-A2/TR8" table:display="true" table:show-details="true"/>
                <table:data-pilot-member table:name="1N5333BG" table:display="true" table:show-details="true"/>
                <table:data-pilot-member table:name="1SMB5913BT3G" table:display="true" table:show-details="true"/>
                <table:data-pilot-member table:name="2010W2F1000T4E" table:display="true" table:show-details="true"/>
                <table:data-pilot-member table:name="AL1A" table:display="true" table:show-details="true"/>
                <table:data-pilot-member table:name="BC848AE6327" table:display="true" table:show-details="true"/>
                <table:data-pilot-member table:name="BCP5116TA" table:display="true" table:show-details="true"/>
                <table:data-pilot-member table:name="BZD27C3V6P-E3-08" table:display="true" table:show-details="true"/>
                <table:data-pilot-member table:name="BZX384-B4V7.115" table:display="true" table:show-details="true"/>
                <table:data-pilot-member table:name="C0805C223K5RACAUTO" table:display="true" table:show-details="true"/>
                <table:data-pilot-member table:name="CL21B104KBCNNNC" table:display="true" table:show-details="true"/>
                <table:data-pilot-member table:name="CL21B224KBFNNNE" table:display="true" table:show-details="true"/>
                <table:data-pilot-member table:name="CL21C101JBANNNC" table:display="true" table:show-details="true"/>
                <table:data-pilot-member table:name="CRCW080510K0FKTABC" table:display="true" table:show-details="true"/>
                <table:data-pilot-member table:name="DG300-5.0-02P-12-00A(H)" table:display="true" table:show-details="true"/>
                <table:data-pilot-member table:name="DJNR5040-470-S" table:display="true" table:show-details="true"/>
                <table:data-pilot-member table:name="HP05W3F1001T5E" table:display="true" table:show-details="true"/>
                <table:data-pilot-member table:name="IFX91041EJV33XUMA1" table:display="true" table:show-details="true"/>
                <table:data-pilot-member table:name="IFX91041EJV50" table:display="true" table:show-details="true"/>
                <table:data-pilot-member table:name="MCP4922-E/SL" table:display="true" table:show-details="true"/>
                <table:data-pilot-member table:name="MOF1WS-100K" table:display="true" table:show-details="true"/>
                <table:data-pilot-member table:name="NEB 21 R" table:display="true" table:show-details="true"/>
                <table:data-pilot-member table:name="RC0805JR-0710KL" table:display="true" table:show-details="true"/>
                <table:data-pilot-member table:name="SC1C107M6L005VR" table:display="true" table:show-details="true"/>
                <table:data-pilot-member table:name="SC1H106M6L005VR" table:display="true" table:show-details="true"/>
                <table:data-pilot-member table:name="SS16A" table:display="true" table:show-details="true"/>
                <table:data-pilot-member table:name="SYS1530-1224-W2E" table:display="true" table:show-details="true"/>
                <table:data-pilot-member table:name="T910W-2K" table:display="true" table:show-details="true"/>
                <table:data-pilot-member table:name="TL072C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ent" table:orientation="row" table:used-hierarchy="0" table:function="auto">
            <table:data-pilot-level table:show-empty="false" calcext:repeat-item-labels="false">
              <table:data-pilot-members>
                <table:data-pilot-member table:name="DEGSON ELECTRONICS" table:display="true" table:show-details="true"/>
                <table:data-pilot-member table:name="DIODES INCORPORATED" table:display="true" table:show-details="true"/>
                <table:data-pilot-member table:name="DIOTEC SEMICONDUCTOR" table:display="true" table:show-details="true"/>
                <table:data-pilot-member table:name="EVERLIGHT" table:display="true" table:show-details="true"/>
                <table:data-pilot-member table:name="FERROCORE" table:display="true" table:show-details="true"/>
                <table:data-pilot-member table:name="INFINEON TECHNOLOGIES" table:display="true" table:show-details="true"/>
                <table:data-pilot-member table:name="KEMET" table:display="true" table:show-details="true"/>
                <table:data-pilot-member table:name="LUMBERG" table:display="true" table:show-details="true"/>
                <table:data-pilot-member table:name="MICROCHIP TECHNOLOGY" table:display="true" table:show-details="true"/>
                <table:data-pilot-member table:name="NEXPERIA" table:display="true" table:show-details="true"/>
                <table:data-pilot-member table:name="ON SEMICONDUCTOR" table:display="true" table:show-details="true"/>
                <table:data-pilot-member table:name="ROYAL OHM" table:display="true" table:show-details="true"/>
                <table:data-pilot-member table:name="SAMSUNG" table:display="true" table:show-details="true"/>
                <table:data-pilot-member table:name="SAMWHA" table:display="true" table:show-details="true"/>
                <table:data-pilot-member table:name="SR PASSIVES" table:display="true" table:show-details="true"/>
                <table:data-pilot-member table:name="SUNNY" table:display="true" table:show-details="true"/>
                <table:data-pilot-member table:name="TEXAS INSTRUMENTS" table:display="true" table:show-details="true"/>
                <table:data-pilot-member table:name="VISHAY" table:display="true" table:show-details="true"/>
                <table:data-pilot-member table:name="YAGEO" table:display="true" table:show-details="true"/>
                <table:data-pilot-member table:name="YANGJIE TECHNOLOG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lość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50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Jednostka" table:orientation="row" table:used-hierarchy="0" table:function="auto">
            <table:data-pilot-level table:show-empty="false" calcext:repeat-item-labels="false">
              <table:data-pilot-members>
                <table:data-pilot-member table:name="sz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ena brutto" table:orientation="row" table:used-hierarchy="0" table:function="auto">
            <table:data-pilot-level table:show-empty="false" calcext:repeat-item-labels="false">
              <table:data-pilot-members>
                <table:data-pilot-member table:name="0.0424" table:display="true" table:show-details="true"/>
                <table:data-pilot-member table:name="0.0577" table:display="true" table:show-details="true"/>
                <table:data-pilot-member table:name="0.06547" table:display="true" table:show-details="true"/>
                <table:data-pilot-member table:name="0.06735" table:display="true" table:show-details="true"/>
                <table:data-pilot-member table:name="0.0683" table:display="true" table:show-details="true"/>
                <table:data-pilot-member table:name="0.06871" table:display="true" table:show-details="true"/>
                <table:data-pilot-member table:name="0.07721" table:display="true" table:show-details="true"/>
                <table:data-pilot-member table:name="0.08288" table:display="true" table:show-details="true"/>
                <table:data-pilot-member table:name="0.08392" table:display="true" table:show-details="true"/>
                <table:data-pilot-member table:name="0.08918" table:display="true" table:show-details="true"/>
                <table:data-pilot-member table:name="0.107" table:display="true" table:show-details="true"/>
                <table:data-pilot-member table:name="0.14366" table:display="true" table:show-details="true"/>
                <table:data-pilot-member table:name="0.1542" table:display="true" table:show-details="true"/>
                <table:data-pilot-member table:name="0.17467" table:display="true" table:show-details="true"/>
                <table:data-pilot-member table:name="0.17899" table:display="true" table:show-details="true"/>
                <table:data-pilot-member table:name="0.19454" table:display="true" table:show-details="true"/>
                <table:data-pilot-member table:name="0.29216" table:display="true" table:show-details="true"/>
                <table:data-pilot-member table:name="0.30738" table:display="true" table:show-details="true"/>
                <table:data-pilot-member table:name="0.46633" table:display="true" table:show-details="true"/>
                <table:data-pilot-member table:name="0.50355" table:display="true" table:show-details="true"/>
                <table:data-pilot-member table:name="0.5702" table:display="true" table:show-details="true"/>
                <table:data-pilot-member table:name="0.58747" table:display="true" table:show-details="true"/>
                <table:data-pilot-member table:name="0.59272" table:display="true" table:show-details="true"/>
                <table:data-pilot-member table:name="0.61895" table:display="true" table:show-details="true"/>
                <table:data-pilot-member table:name="0.6819" table:display="true" table:show-details="true"/>
                <table:data-pilot-member table:name="0.7287" table:display="true" table:show-details="true"/>
                <table:data-pilot-member table:name="0.9232" table:display="true" table:show-details="true"/>
                <table:data-pilot-member table:name="1.0438" table:display="true" table:show-details="true"/>
                <table:data-pilot-member table:name="1.4932" table:display="true" table:show-details="true"/>
                <table:data-pilot-member table:name="2.4729" table:display="true" table:show-details="true"/>
                <table:data-pilot-member table:name="2.597" table:display="true" table:show-details="true"/>
                <table:data-pilot-member table:name="5.0307" table:display="true" table:show-details="true"/>
                <table:data-pilot-member table:name="6.027" table:display="true" table:show-details="true"/>
                <table:data-pilot-member table:name="12.3369" table:display="true" table:show-details="true"/>
                <table:data-pilot-member table:name="36.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rtość brutto" table:orientation="row" table:used-hierarchy="0" table:function="auto">
            <table:data-pilot-level table:show-empty="false" calcext:repeat-item-labels="false">
              <table:data-pilot-members>
                <table:data-pilot-member table:name="2.597" table:display="true" table:show-details="true"/>
                <table:data-pilot-member table:name="2.675" table:display="true" table:show-details="true"/>
                <table:data-pilot-member table:name="2.851" table:display="true" table:show-details="true"/>
                <table:data-pilot-member table:name="2.8732" table:display="true" table:show-details="true"/>
                <table:data-pilot-member table:name="2.9216" table:display="true" table:show-details="true"/>
                <table:data-pilot-member table:name="3.084" table:display="true" table:show-details="true"/>
                <table:data-pilot-member table:name="3.09475" table:display="true" table:show-details="true"/>
                <table:data-pilot-member table:name="3.5798" table:display="true" table:show-details="true"/>
                <table:data-pilot-member table:name="4.24" table:display="true" table:show-details="true"/>
                <table:data-pilot-member table:name="4.36675" table:display="true" table:show-details="true"/>
                <table:data-pilot-member table:name="4.6633" table:display="true" table:show-details="true"/>
                <table:data-pilot-member table:name="5.0355" table:display="true" table:show-details="true"/>
                <table:data-pilot-member table:name="5.219" table:display="true" table:show-details="true"/>
                <table:data-pilot-member table:name="5.5392" table:display="true" table:show-details="true"/>
                <table:data-pilot-member table:name="5.77" table:display="true" table:show-details="true"/>
                <table:data-pilot-member table:name="5.8747" table:display="true" table:show-details="true"/>
                <table:data-pilot-member table:name="5.9272" table:display="true" table:show-details="true"/>
                <table:data-pilot-member table:name="6.547" table:display="true" table:show-details="true"/>
                <table:data-pilot-member table:name="6.735" table:display="true" table:show-details="true"/>
                <table:data-pilot-member table:name="6.819" table:display="true" table:show-details="true"/>
                <table:data-pilot-member table:name="6.83" table:display="true" table:show-details="true"/>
                <table:data-pilot-member table:name="6.871" table:display="true" table:show-details="true"/>
                <table:data-pilot-member table:name="7.287" table:display="true" table:show-details="true"/>
                <table:data-pilot-member table:name="7.6845" table:display="true" table:show-details="true"/>
                <table:data-pilot-member table:name="7.721" table:display="true" table:show-details="true"/>
                <table:data-pilot-member table:name="8.288" table:display="true" table:show-details="true"/>
                <table:data-pilot-member table:name="8.392" table:display="true" table:show-details="true"/>
                <table:data-pilot-member table:name="8.918" table:display="true" table:show-details="true"/>
                <table:data-pilot-member table:name="9.727" table:display="true" table:show-details="true"/>
                <table:data-pilot-member table:name="10.0614" table:display="true" table:show-details="true"/>
                <table:data-pilot-member table:name="14.932" table:display="true" table:show-details="true"/>
                <table:data-pilot-member table:name="18.081" table:display="true" table:show-details="true"/>
                <table:data-pilot-member table:name="24.729" table:display="true" table:show-details="true"/>
                <table:data-pilot-member table:name="36.9" table:display="true" table:show-details="true"/>
                <table:data-pilot-member table:name="37.010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luta" table:orientation="row" table:used-hierarchy="0" table:function="auto">
            <table:data-pilot-level table:show-empty="false" calcext:repeat-item-labels="false">
              <table:data-pilot-members>
                <table:data-pilot-member table:name="PL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16:32:38.311226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10-13T23:49:09.351876375</dc:date>
    <meta:editing-duration>PT4H33M53S</meta:editing-duration>
    <meta:editing-cycles>8</meta:editing-cycles>
    <meta:generator>LibreOffice/6.3.2.2$Linux_X86_64 LibreOffice_project/25aaf1ddce300f673870e0f45168bdf5ba1c5316</meta:generator>
    <meta:document-statistic meta:table-count="5" meta:cell-count="1603" meta:object-count="0"/>
  </office:meta>
</office:document-meta>
</file>